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T2_12" style:family="text">
      <style:text-properties fo:font-weight="bold" style:font-weight-asian="bold" style:font-weight-complex="bold"/>
    </style:style>
    <style:style style:name="T2_13" style:family="text">
      <style:text-properties fo:font-weight="bold" style:font-weight-asian="bold" style:font-weight-complex="bold"/>
    </style:style>
    <style:style style:name="T2_14" style:family="text">
      <style:text-properties fo:font-weight="bold" style:font-weight-asian="bold" style:font-weight-complex="bold"/>
    </style:style>
    <style:style style:name="T2_15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text-underline-style="solid" style:text-underline-color="font-color"/>
    </style:style>
    <style:style style:name="T8_2" style:family="text">
      <style:text-properties style:text-underline-style="solid" style:text-underline-color="font-color"/>
    </style:style>
    <style:style style:name="T8_3" style:family="text">
      <style:text-properties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>
      <style:text-properties fo:color="#1155cc" style:text-underline-style="solid" style:text-underline-color="font-color"/>
    </style:style>
    <style:style style:name="T9_201" style:family="text"/>
    <style:style style:name="T9_202" style:family="text">
      <style:text-properties fo:color="#1155cc" style:text-underline-style="solid" style:text-underline-color="font-color"/>
    </style:style>
    <style:style style:name="T9_203" style:family="text"/>
    <style:style style:name="T9_204" style:family="text">
      <style:text-properties fo:color="#1155cc" style:text-underline-style="solid" style:text-underline-color="font-color"/>
    </style:style>
    <style:style style:name="T9_205" style:family="text"/>
    <style:style style:name="T9_206" style:family="text">
      <style:text-properties fo:color="#1155cc" style:text-underline-style="solid" style:text-underline-color="font-color"/>
    </style:style>
    <style:style style:name="T9_207" style:family="text"/>
    <style:style style:name="T9_208" style:family="text">
      <style:text-properties fo:color="#1155cc" style:text-underline-style="solid" style:text-underline-color="font-color"/>
    </style:style>
    <style:style style:name="T9_209" style:family="text"/>
    <style:style style:name="T9_2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text-underline-style="solid" style:text-underline-color="font-color"/>
    </style:style>
    <style:style style:name="T11_2" style:family="text">
      <style:text-properties style:text-underline-style="solid" style:text-underline-color="font-color"/>
    </style:style>
    <style:style style:name="T11_3" style:family="text">
      <style:text-properties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 style:text-underline-style="solid" style:text-underline-color="font-color"/>
    </style:style>
    <style:style style:name="T26_2" style:family="text">
      <style:text-properties fo:font-weight="bold" style:font-weight-asian="bold" style:font-weight-complex="bold" style:text-underline-style="solid" style:text-underline-color="font-color"/>
    </style:style>
    <style:style style:name="T26_3" style:family="text">
      <style:text-properties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 style:text-underline-style="solid" style:text-underline-color="font-color"/>
    </style:style>
    <style:style style:name="T37_2" style:family="text">
      <style:text-properties fo:font-weight="bold" style:font-weight-asian="bold" style:font-weight-complex="bold" style:text-underline-style="solid" style:text-underline-color="font-color"/>
    </style:style>
    <style:style style:name="T37_3" style:family="text">
      <style:text-properties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 style:text-underline-style="solid" style:text-underline-color="font-color"/>
    </style:style>
    <style:style style:name="T47_2" style:family="text">
      <style:text-properties fo:font-weight="bold" style:font-weight-asian="bold" style:font-weight-complex="bold" style:text-underline-style="solid" style:text-underline-color="font-color"/>
    </style:style>
    <style:style style:name="T47_3" style:family="text">
      <style:text-properties fo:font-weight="bold" style:font-weight-asian="bold" style:font-weight-complex="bold" style:text-underline-style="solid" style:text-underline-color="font-color"/>
    </style:style>
    <style:style style:name="T47_4" style:family="text">
      <style:text-properties fo:font-weight="bold" style:font-weight-asian="bold" style:font-weight-complex="bold" style:text-underline-style="solid" style:text-underline-color="font-color"/>
    </style:style>
    <style:style style:name="T47_5" style:family="text">
      <style:text-properties fo:font-weight="bold" style:font-weight-asian="bold" style:font-weight-complex="bold" style:text-underline-style="solid" style:text-underline-color="font-color"/>
    </style:style>
    <style:style style:name="T47_6" style:family="text">
      <style:text-properties fo:font-weight="bold" style:font-weight-asian="bold" style:font-weight-complex="bold" style:text-underline-style="solid" style:text-underline-color="font-color"/>
    </style:style>
    <style:style style:name="T47_7" style:family="text">
      <style:text-properties fo:font-weight="bold" style:font-weight-asian="bold" style:font-weight-complex="bold" style:text-underline-style="solid" style:text-underline-color="font-color"/>
    </style:style>
    <style:style style:name="T47_8" style:family="text">
      <style:text-properties fo:font-weight="bold" style:font-weight-asian="bold" style:font-weight-complex="bold" style:text-underline-style="solid" style:text-underline-color="font-color"/>
    </style:style>
    <style:style style:name="T47_9" style:family="text">
      <style:text-properties fo:font-weight="bold" style:font-weight-asian="bold" style:font-weight-complex="bold" style:text-underline-style="solid" style:text-underline-color="font-color"/>
    </style:style>
    <style:style style:name="T47_10" style:family="text">
      <style:text-properties fo:font-weight="bold" style:font-weight-asian="bold" style:font-weight-complex="bold" style:text-underline-style="solid" style:text-underline-color="font-color"/>
    </style:style>
    <style:style style:name="T47_11" style:family="text">
      <style:text-properties fo:font-weight="bold" style:font-weight-asian="bold" style:font-weight-complex="bold" style:text-underline-style="solid" style:text-underline-color="font-color"/>
    </style:style>
    <style:style style:name="T47_12" style:family="text">
      <style:text-properties fo:font-weight="bold" style:font-weight-asian="bold" style:font-weight-complex="bold" style:text-underline-style="solid" style:text-underline-color="font-color"/>
    </style:style>
    <style:style style:name="T47_13" style:family="text">
      <style:text-properties fo:font-weight="bold" style:font-weight-asian="bold" style:font-weight-complex="bold" style:text-underline-style="solid" style:text-underline-color="font-color"/>
    </style:style>
    <style:style style:name="T47_14" style:family="text">
      <style:text-properties fo:font-weight="bold" style:font-weight-asian="bold" style:font-weight-complex="bold" style:text-underline-style="solid" style:text-underline-color="font-color"/>
    </style:style>
    <style:style style:name="T47_15" style:family="text">
      <style:text-properties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text-underline-style="solid" style:text-underline-color="font-color"/>
    </style:style>
    <style:style style:name="T48_2" style:family="text">
      <style:text-properties style:text-underline-style="solid" style:text-underline-color="font-color"/>
    </style:style>
    <style:style style:name="T48_3" style:family="text">
      <style:text-properties style:text-underline-style="solid" style:text-underline-color="font-color"/>
    </style:style>
    <style:style style:name="T48_4" style:family="text">
      <style:text-properties style:text-underline-style="solid" style:text-underline-color="font-color"/>
    </style:style>
    <style:style style:name="T48_5" style:family="text">
      <style:text-properties style:text-underline-style="solid" style:text-underline-color="font-color"/>
    </style:style>
    <style:style style:name="T48_6" style:family="text">
      <style:text-properties style:text-underline-style="solid" style:text-underline-color="font-color"/>
    </style:style>
    <style:style style:name="T48_7" style:family="text">
      <style:text-properties style:text-underline-style="solid" style:text-underline-color="font-color"/>
    </style:style>
    <style:style style:name="T48_8" style:family="text">
      <style:text-properties style:text-underline-style="solid" style:text-underline-color="font-color"/>
    </style:style>
    <style:style style:name="T48_9" style:family="text">
      <style:text-properties style:text-underline-style="solid" style:text-underline-color="font-color"/>
    </style:style>
    <style:style style:name="T48_10" style:family="text">
      <style:text-properties style:text-underline-style="solid" style:text-underline-color="font-color"/>
    </style:style>
    <style:style style:name="T48_11" style:family="text">
      <style:text-properties style:text-underline-style="solid" style:text-underline-color="font-color"/>
    </style:style>
    <style:style style:name="T48_12" style:family="text">
      <style:text-properties style:text-underline-style="solid" style:text-underline-color="font-color"/>
    </style:style>
    <style:style style:name="T48_13" style:family="text">
      <style:text-properties style:text-underline-style="solid" style:text-underline-color="font-color"/>
    </style:style>
    <style:style style:name="T48_14" style:family="text">
      <style:text-properties style:text-underline-style="solid" style:text-underline-color="font-color"/>
    </style:style>
    <style:style style:name="T48_15" style:family="text">
      <style:text-properties style:text-underline-style="solid" style:text-underline-color="font-color"/>
    </style:style>
    <style:style style:name="T48_16" style:family="text">
      <style:text-properties style:text-underline-style="solid" style:text-underline-color="font-color"/>
    </style:style>
    <style:style style:name="T48_17" style:family="text">
      <style:text-properties style:text-underline-style="solid" style:text-underline-color="font-color"/>
    </style:style>
    <style:style style:name="T48_18" style:family="text">
      <style:text-properties style:text-underline-style="solid" style:text-underline-color="font-color"/>
    </style:style>
    <style:style style:name="T48_19" style:family="text">
      <style:text-properties style:text-underline-style="solid" style:text-underline-color="font-color"/>
    </style:style>
    <style:style style:name="T48_20" style:family="text">
      <style:text-properties style:text-underline-style="solid" style:text-underline-color="font-color"/>
    </style:style>
    <style:style style:name="T48_21" style:family="text">
      <style:text-properties style:text-underline-style="solid" style:text-underline-color="font-color"/>
    </style:style>
    <style:style style:name="T48_22" style:family="text">
      <style:text-properties style:text-underline-style="solid" style:text-underline-color="font-color"/>
    </style:style>
    <style:style style:name="T48_23" style:family="text">
      <style:text-properties style:text-underline-style="solid" style:text-underline-color="font-color"/>
    </style:style>
    <style:style style:name="T48_24" style:family="text">
      <style:text-properties style:text-underline-style="solid" style:text-underline-color="font-color"/>
    </style:style>
    <style:style style:name="T48_25" style:family="text">
      <style:text-properties style:text-underline-style="solid" style:text-underline-color="font-color"/>
    </style:style>
    <style:style style:name="T48_26" style:family="text">
      <style:text-properties style:text-underline-style="solid" style:text-underline-color="font-color"/>
    </style:style>
    <style:style style:name="T48_27" style:family="text">
      <style:text-properties style:text-underline-style="solid" style:text-underline-color="font-color"/>
    </style:style>
    <style:style style:name="T48_28" style:family="text">
      <style:text-properties style:text-underline-style="solid" style:text-underline-color="font-color"/>
    </style:style>
    <style:style style:name="T48_29" style:family="text">
      <style:text-properties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 style:text-underline-style="solid" style:text-underline-color="font-color"/>
    </style:style>
    <style:style style:name="T52_2" style:family="text">
      <style:text-properties fo:font-weight="bold" style:font-weight-asian="bold" style:font-weight-complex="bold" style:text-underline-style="solid" style:text-underline-color="font-color"/>
    </style:style>
    <style:style style:name="T52_3" style:family="text">
      <style:text-properties fo:font-weight="bold" style:font-weight-asian="bold" style:font-weight-complex="bold" style:text-underline-style="solid" style:text-underline-color="font-color"/>
    </style:style>
    <style:style style:name="T52_4" style:family="text">
      <style:text-properties fo:font-weight="bold" style:font-weight-asian="bold" style:font-weight-complex="bold" style:text-underline-style="solid" style:text-underline-color="font-color"/>
    </style:style>
    <style:style style:name="T52_5" style:family="text">
      <style:text-properties fo:font-weight="bold" style:font-weight-asian="bold" style:font-weight-complex="bold" style:text-underline-style="solid" style:text-underline-color="font-color"/>
    </style:style>
    <style:style style:name="T52_6" style:family="text">
      <style:text-properties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 style:text-underline-style="solid" style:text-underline-color="font-color"/>
    </style:style>
    <style:style style:name="T53_2" style:family="text">
      <style:text-properties fo:font-weight="bold" style:font-weight-asian="bold" style:font-weight-complex="bold" style:text-underline-style="solid" style:text-underline-color="font-color"/>
    </style:style>
    <style:style style:name="T53_3" style:family="text">
      <style:text-properties fo:font-weight="bold" style:font-weight-asian="bold" style:font-weight-complex="bold" style:text-underline-style="solid" style:text-underline-color="font-color"/>
    </style:style>
    <style:style style:name="T53_4" style:family="text">
      <style:text-properties fo:font-weight="bold" style:font-weight-asian="bold" style:font-weight-complex="bold" style:text-underline-style="solid" style:text-underline-color="font-color"/>
    </style:style>
    <style:style style:name="T53_5" style:family="text">
      <style:text-properties fo:font-weight="bold" style:font-weight-asian="bold" style:font-weight-complex="bold" style:text-underline-style="solid" style:text-underline-color="font-color"/>
    </style:style>
    <style:style style:name="T53_6" style:family="text">
      <style:text-properties fo:font-weight="bold" style:font-weight-asian="bold" style:font-weight-complex="bold" style:text-underline-style="solid" style:text-underline-color="font-color"/>
    </style:style>
    <style:style style:name="T53_7" style:family="text">
      <style:text-properties fo:font-weight="bold" style:font-weight-asian="bold" style:font-weight-complex="bold" style:text-underline-style="solid" style:text-underline-color="font-color"/>
    </style:style>
    <style:style style:name="T53_8" style:family="text">
      <style:text-properties fo:font-weight="bold" style:font-weight-asian="bold" style:font-weight-complex="bold" style:text-underline-style="solid" style:text-underline-color="font-color"/>
    </style:style>
    <style:style style:name="T53_9" style:family="text">
      <style:text-properties fo:font-weight="bold" style:font-weight-asian="bold" style:font-weight-complex="bold" style:text-underline-style="solid" style:text-underline-color="font-color"/>
    </style:style>
    <style:style style:name="T53_10" style:family="text">
      <style:text-properties fo:font-weight="bold" style:font-weight-asian="bold" style:font-weight-complex="bold" style:text-underline-style="solid" style:text-underline-color="font-color"/>
    </style:style>
    <style:style style:name="T53_11" style:family="text">
      <style:text-properties fo:font-weight="bold" style:font-weight-asian="bold" style:font-weight-complex="bold" style:text-underline-style="solid" style:text-underline-color="font-color"/>
    </style:style>
    <style:style style:name="T53_12" style:family="text">
      <style:text-properties fo:font-weight="bold" style:font-weight-asian="bold" style:font-weight-complex="bold" style:text-underline-style="solid" style:text-underline-color="font-color"/>
    </style:style>
    <style:style style:name="T53_13" style:family="text">
      <style:text-properties fo:font-weight="bold" style:font-weight-asian="bold" style:font-weight-complex="bold" style:text-underline-style="solid" style:text-underline-color="font-color"/>
    </style:style>
    <style:style style:name="T53_14" style:family="text">
      <style:text-properties fo:font-weight="bold" style:font-weight-asian="bold" style:font-weight-complex="bold" style:text-underline-style="solid" style:text-underline-color="font-color"/>
    </style:style>
    <style:style style:name="T53_15" style:family="text">
      <style:text-properties fo:font-weight="bold" style:font-weight-asian="bold" style:font-weight-complex="bold" style:text-underline-style="solid" style:text-underline-color="font-color"/>
    </style:style>
    <style:style style:name="T53_16" style:family="text">
      <style:text-properties fo:font-weight="bold" style:font-weight-asian="bold" style:font-weight-complex="bold" style:text-underline-style="solid" style:text-underline-color="font-color"/>
    </style:style>
    <style:style style:name="T53_17" style:family="text">
      <style:text-properties fo:font-weight="bold" style:font-weight-asian="bold" style:font-weight-complex="bold" style:text-underline-style="solid" style:text-underline-color="font-color"/>
    </style:style>
    <style:style style:name="T53_18" style:family="text">
      <style:text-properties fo:font-weight="bold" style:font-weight-asian="bold" style:font-weight-complex="bold" style:text-underline-style="solid" style:text-underline-color="font-color"/>
    </style:style>
    <style:style style:name="T53_19" style:family="text">
      <style:text-properties fo:font-weight="bold" style:font-weight-asian="bold" style:font-weight-complex="bold" style:text-underline-style="solid" style:text-underline-color="font-color"/>
    </style:style>
    <style:style style:name="T53_20" style:family="text">
      <style:text-properties fo:font-weight="bold" style:font-weight-asian="bold" style:font-weight-complex="bold" style:text-underline-style="solid" style:text-underline-color="font-color"/>
    </style:style>
    <style:style style:name="T53_21" style:family="text">
      <style:text-properties fo:font-weight="bold" style:font-weight-asian="bold" style:font-weight-complex="bold" style:text-underline-style="solid" style:text-underline-color="font-color"/>
    </style:style>
    <style:style style:name="T53_22" style:family="text">
      <style:text-properties fo:font-weight="bold" style:font-weight-asian="bold" style:font-weight-complex="bold" style:text-underline-style="solid" style:text-underline-color="font-color"/>
    </style:style>
    <style:style style:name="T53_23" style:family="text">
      <style:text-properties fo:font-weight="bold" style:font-weight-asian="bold" style:font-weight-complex="bold" style:text-underline-style="solid" style:text-underline-color="font-color"/>
    </style:style>
    <style:style style:name="T53_24" style:family="text">
      <style:text-properties fo:font-weight="bold" style:font-weight-asian="bold" style:font-weight-complex="bold" style:text-underline-style="solid" style:text-underline-color="font-color"/>
    </style:style>
    <style:style style:name="T53_25" style:family="text">
      <style:text-properties fo:font-weight="bold" style:font-weight-asian="bold" style:font-weight-complex="bold" style:text-underline-style="solid" style:text-underline-color="font-color"/>
    </style:style>
    <style:style style:name="T53_26" style:family="text">
      <style:text-properties fo:font-weight="bold" style:font-weight-asian="bold" style:font-weight-complex="bold" style:text-underline-style="solid" style:text-underline-color="font-color"/>
    </style:style>
    <style:style style:name="T53_27" style:family="text">
      <style:text-properties fo:font-weight="bold" style:font-weight-asian="bold" style:font-weight-complex="bold" style:text-underline-style="solid" style:text-underline-color="font-color"/>
    </style:style>
    <style:style style:name="T53_28" style:family="text">
      <style:text-properties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 style:text-underline-style="solid" style:text-underline-color="font-color"/>
    </style:style>
    <style:style style:name="T54_2" style:family="text">
      <style:text-properties fo:font-weight="bold" style:font-weight-asian="bold" style:font-weight-complex="bold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text-underline-style="solid" style:text-underline-color="font-color"/>
    </style:style>
    <style:style style:name="T56_2" style:family="text">
      <style:text-properties style:text-underline-style="solid" style:text-underline-color="font-color"/>
    </style:style>
    <style:style style:name="T56_3" style:family="text">
      <style:text-properties style:text-underline-style="solid" style:text-underline-color="font-color"/>
    </style:style>
    <style:style style:name="T56_4" style:family="text">
      <style:text-properties style:text-underline-style="solid" style:text-underline-color="font-color"/>
    </style:style>
    <style:style style:name="T56_5" style:family="text">
      <style:text-properties style:text-underline-style="solid" style:text-underline-color="font-color"/>
    </style:style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text-underline-style="solid" style:text-underline-color="font-color"/>
    </style:style>
    <style:style style:name="T63_2" style:family="text">
      <style:text-properties style:text-underline-style="solid" style:text-underline-color="font-color"/>
    </style:style>
    <style:style style:name="T63_3" style:family="text">
      <style:text-properties style:text-underline-style="solid" style:text-underline-color="font-color"/>
    </style:style>
    <style:style style:name="T63_4" style:family="text">
      <style:text-properties style:text-underline-style="solid" style:text-underline-color="font-color"/>
    </style:style>
    <style:style style:name="T63_5" style:family="text">
      <style:text-properties style:text-underline-style="solid" style:text-underline-color="font-color"/>
    </style:style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text-underline-style="solid" style:text-underline-color="font-color"/>
    </style:style>
    <style:style style:name="T70_2" style:family="text">
      <style:text-properties style:text-underline-style="solid" style:text-underline-color="font-color"/>
    </style:style>
    <style:style style:name="T70_3" style:family="text">
      <style:text-properties style:text-underline-style="solid" style:text-underline-color="font-color"/>
    </style:style>
    <style:style style:name="T70_4" style:family="text">
      <style:text-properties style:text-underline-style="solid" style:text-underline-color="font-color"/>
    </style:style>
    <style:style style:name="T70_5" style:family="text">
      <style:text-properties style:text-underline-style="solid" style:text-underline-color="font-color"/>
    </style:style>
    <style:style style:name="T70_6" style:family="text">
      <style:text-properties style:text-underline-style="solid" style:text-underline-color="font-color"/>
    </style:style>
    <style:style style:name="T70_7" style:family="text">
      <style:text-properties style:text-underline-style="solid" style:text-underline-color="font-color"/>
    </style:style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 style:text-underline-style="solid" style:text-underline-color="font-color"/>
    </style:style>
    <style:style style:name="T77_2" style:family="text">
      <style:text-properties fo:font-weight="bold" style:font-weight-asian="bold" style:font-weight-complex="bold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text-underline-style="solid" style:text-underline-color="font-color"/>
    </style:style>
    <style:style style:name="T79_2" style:family="text">
      <style:text-properties style:text-underline-style="solid" style:text-underline-color="font-color"/>
    </style:style>
    <style:style style:name="T79_3" style:family="text">
      <style:text-properties style:text-underline-style="solid" style:text-underline-color="font-color"/>
    </style:style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text-underline-style="solid" style:text-underline-color="font-color"/>
    </style:style>
    <style:style style:name="T87_2" style:family="text">
      <style:text-properties style:text-underline-style="solid" style:text-underline-color="font-color"/>
    </style:style>
    <style:style style:name="T87_3" style:family="text">
      <style:text-properties style:text-underline-style="solid" style:text-underline-color="font-color"/>
    </style:style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text-underline-style="solid" style:text-underline-color="font-color"/>
    </style:style>
    <style:style style:name="T95_2" style:family="text">
      <style:text-properties style:text-underline-style="solid" style:text-underline-color="font-color"/>
    </style:style>
    <style:style style:name="T95_3" style:family="text">
      <style:text-properties style:text-underline-style="solid" style:text-underline-color="font-color"/>
    </style:style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weight="bold" style:font-weight-asian="bold" style:font-weight-complex="bold" style:text-underline-style="solid" style:text-underline-color="font-color"/>
    </style:style>
    <style:style style:name="T103_2" style:family="text">
      <style:text-properties fo:font-weight="bold" style:font-weight-asian="bold" style:font-weight-complex="bold" style:text-underline-style="solid" style:text-underline-color="font-color"/>
    </style:style>
    <style:style style:name="T103_3" style:family="text">
      <style:text-properties fo:font-weight="bold" style:font-weight-asian="bold" style:font-weight-complex="bold" style:text-underline-style="solid" style:text-underline-color="font-color"/>
    </style:style>
    <style:style style:name="T103_4" style:family="text">
      <style:text-properties fo:font-weight="bold" style:font-weight-asian="bold" style:font-weight-complex="bold" style:text-underline-style="solid" style:text-underline-color="font-color"/>
    </style:style>
    <style:style style:name="T103_5" style:family="text">
      <style:text-properties fo:font-weight="bold" style:font-weight-asian="bold" style:font-weight-complex="bold" style:text-underline-style="solid" style:text-underline-color="font-color"/>
    </style:style>
    <style:style style:name="T103_6" style:family="text">
      <style:text-properties fo:font-weight="bold" style:font-weight-asian="bold" style:font-weight-complex="bold" style:text-underline-style="solid" style:text-underline-color="font-color"/>
    </style:style>
    <style:style style:name="T103_7" style:family="text">
      <style:text-properties fo:font-weight="bold" style:font-weight-asian="bold" style:font-weight-complex="bold"/>
    </style:style>
    <style:style style:name="T103_8" style:family="text">
      <style:text-properties fo:font-weight="bold" style:font-weight-asian="bold" style:font-weight-complex="bold"/>
    </style:style>
    <style:style style:name="T103_9" style:family="text">
      <style:text-properties fo:font-weight="bold" style:font-weight-asian="bold" style:font-weight-complex="bold"/>
    </style:style>
    <style:style style:name="T103_10" style:family="text">
      <style:text-properties fo:font-weight="bold" style:font-weight-asian="bold" style:font-weight-complex="bold"/>
    </style:style>
    <style:style style:name="T103_11" style:family="text">
      <style:text-properties fo:font-weight="bold" style:font-weight-asian="bold" style:font-weight-complex="bold"/>
    </style:style>
    <style:style style:name="T103_12" style:family="text">
      <style:text-properties fo:font-weight="bold" style:font-weight-asian="bold" style:font-weight-complex="bold"/>
    </style:style>
    <style:style style:name="T103_13" style:family="text">
      <style:text-properties fo:font-weight="bold" style:font-weight-asian="bold" style:font-weight-complex="bold"/>
    </style:style>
    <style:style style:name="T103_14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 style:text-underline-style="solid" style:text-underline-color="font-color"/>
    </style:style>
    <style:style style:name="T107_2" style:family="text">
      <style:text-properties fo:font-weight="bold" style:font-weight-asian="bold" style:font-weight-complex="bold" style:text-underline-style="solid" style:text-underline-color="font-color"/>
    </style:style>
    <style:style style:name="T107_3" style:family="text">
      <style:text-properties fo:font-weight="bold" style:font-weight-asian="bold" style:font-weight-complex="bold" style:text-underline-style="solid" style:text-underline-color="font-color"/>
    </style:style>
    <style:style style:name="T107_4" style:family="text">
      <style:text-properties fo:font-weight="bold" style:font-weight-asian="bold" style:font-weight-complex="bold" style:text-underline-style="solid" style:text-underline-color="font-color"/>
    </style:style>
    <style:style style:name="T107_5" style:family="text">
      <style:text-properties fo:font-weight="bold" style:font-weight-asian="bold" style:font-weight-complex="bold" style:text-underline-style="solid" style:text-underline-color="font-color"/>
    </style:style>
    <style:style style:name="T107_6" style:family="text">
      <style:text-properties fo:font-weight="bold" style:font-weight-asian="bold" style:font-weight-complex="bold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text-underline-style="solid" style:text-underline-color="font-color"/>
    </style:style>
    <style:style style:name="T108_2" style:family="text">
      <style:text-properties style:text-underline-style="solid" style:text-underline-color="font-color"/>
    </style:style>
    <style:style style:name="T108_3" style:family="text">
      <style:text-properties style:text-underline-style="solid" style:text-underline-color="font-color"/>
    </style:style>
    <style:style style:name="T108_4" style:family="text">
      <style:text-properties style:text-underline-style="solid" style:text-underline-color="font-color"/>
    </style:style>
    <style:style style:name="T108_5" style:family="text">
      <style:text-properties style:text-underline-style="solid" style:text-underline-color="font-color"/>
    </style:style>
    <style:style style:name="T108_6" style:family="text">
      <style:text-properties style:text-underline-style="solid" style:text-underline-color="font-color"/>
    </style:style>
    <style:style style:name="T108_7" style:family="text">
      <style:text-properties style:text-underline-style="solid" style:text-underline-color="font-color"/>
    </style:style>
    <style:style style:name="T108_8" style:family="text">
      <style:text-properties style:text-underline-style="solid" style:text-underline-color="font-color"/>
    </style:style>
    <style:style style:name="T108_9" style:family="text">
      <style:text-properties style:text-underline-style="solid" style:text-underline-color="font-color"/>
    </style:style>
    <style:style style:name="T108_10" style:family="text">
      <style:text-properties style:text-underline-style="solid" style:text-underline-color="font-color"/>
    </style:style>
    <style:style style:name="T108_11" style:family="text">
      <style:text-properties style:text-underline-style="solid" style:text-underline-color="font-color"/>
    </style:style>
    <style:style style:name="T108_12" style:family="text">
      <style:text-properties style:text-underline-style="solid" style:text-underline-color="font-color"/>
    </style:style>
    <style:style style:name="T108_13" style:family="text">
      <style:text-properties style:text-underline-style="solid" style:text-underline-color="font-color"/>
    </style:style>
    <style:style style:name="T108_14" style:family="text">
      <style:text-properties style:text-underline-style="solid" style:text-underline-color="font-color"/>
    </style:style>
    <style:style style:name="T108_15" style:family="text">
      <style:text-properties style:text-underline-style="solid" style:text-underline-color="font-color"/>
    </style:style>
    <style:style style:name="T108_16" style:family="text">
      <style:text-properties style:text-underline-style="solid" style:text-underline-color="font-color"/>
    </style:style>
    <style:style style:name="T108_17" style:family="text">
      <style:text-properties style:text-underline-style="solid" style:text-underline-color="font-color"/>
    </style:style>
    <style:style style:name="T108_18" style:family="text">
      <style:text-properties style:text-underline-style="solid" style:text-underline-color="font-color"/>
    </style:style>
    <style:style style:name="T108_19" style:family="text">
      <style:text-properties style:text-underline-style="solid" style:text-underline-color="font-color"/>
    </style:style>
    <style:style style:name="T108_20" style:family="text">
      <style:text-properties style:text-underline-style="solid" style:text-underline-color="font-color"/>
    </style:style>
    <style:style style:name="T108_21" style:family="text">
      <style:text-properties style:text-underline-style="solid" style:text-underline-color="font-color"/>
    </style:style>
    <style:style style:name="T108_22" style:family="text">
      <style:text-properties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weight="bold" style:font-weight-asian="bold" style:font-weight-complex="bold" style:text-underline-style="solid" style:text-underline-color="font-color"/>
    </style:style>
    <style:style style:name="T111_2" style:family="text">
      <style:text-properties fo:font-weight="bold" style:font-weight-asian="bold" style:font-weight-complex="bold" style:text-underline-style="solid" style:text-underline-color="font-color"/>
    </style:style>
    <style:style style:name="T111_3" style:family="text">
      <style:text-properties fo:font-weight="bold" style:font-weight-asian="bold" style:font-weight-complex="bold" style:text-underline-style="solid" style:text-underline-color="font-color"/>
    </style:style>
    <style:style style:name="T111_4" style:family="text">
      <style:text-properties fo:font-weight="bold" style:font-weight-asian="bold" style:font-weight-complex="bold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weight="bold" style:font-weight-asian="bold" style:font-weight-complex="bold" style:text-underline-style="solid" style:text-underline-color="font-color"/>
    </style:style>
    <style:style style:name="T115_2" style:family="text">
      <style:text-properties fo:font-weight="bold" style:font-weight-asian="bold" style:font-weight-complex="bold" style:text-underline-style="solid" style:text-underline-color="font-color"/>
    </style:style>
    <style:style style:name="T115_3" style:family="text">
      <style:text-properties fo:font-weight="bold" style:font-weight-asian="bold" style:font-weight-complex="bold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T124_6" style:family="text">
      <style:text-properties fo:font-weight="bold" style:font-weight-asian="bold" style:font-weight-complex="bold"/>
    </style:style>
    <style:style style:name="T124_7" style:family="text">
      <style:text-properties fo:font-weight="bold" style:font-weight-asian="bold" style:font-weight-complex="bold"/>
    </style:style>
    <style:style style:name="T124_8" style:family="text">
      <style:text-properties fo:font-weight="bold" style:font-weight-asian="bold" style:font-weight-complex="bold"/>
    </style:style>
    <style:style style:name="T124_9" style:family="text">
      <style:text-properties fo:font-weight="bold" style:font-weight-asian="bold" style:font-weight-complex="bold"/>
    </style:style>
    <style:style style:name="T124_10" style:family="text">
      <style:text-properties fo:font-weight="bold" style:font-weight-asian="bold" style:font-weight-complex="bold"/>
    </style:style>
    <style:style style:name="T124_11" style:family="text">
      <style:text-properties fo:font-weight="bold" style:font-weight-asian="bold" style:font-weight-complex="bold"/>
    </style:style>
    <style:style style:name="T124_12" style:family="text">
      <style:text-properties fo:font-weight="bold" style:font-weight-asian="bold" style:font-weight-complex="bold"/>
    </style:style>
    <style:style style:name="T124_13" style:family="text">
      <style:text-properties fo:font-weight="bold" style:font-weight-asian="bold" style:font-weight-complex="bold"/>
    </style:style>
    <style:style style:name="T124_14" style:family="text">
      <style:text-properties fo:font-weight="bold" style:font-weight-asian="bold" style:font-weight-complex="bold"/>
    </style:style>
    <style:style style:name="T124_15" style:family="text">
      <style:text-properties fo:font-weight="bold" style:font-weight-asian="bold" style:font-weight-complex="bold"/>
    </style:style>
    <style:style style:name="T124_16" style:family="text">
      <style:text-properties fo:font-weight="bold" style:font-weight-asian="bold" style:font-weight-complex="bold"/>
    </style:style>
    <style:style style:name="T124_17" style:family="text">
      <style:text-properties fo:font-weight="bold" style:font-weight-asian="bold" style:font-weight-complex="bold"/>
    </style:style>
    <style:style style:name="T124_18" style:family="text">
      <style:text-properties fo:font-weight="bold" style:font-weight-asian="bold" style:font-weight-complex="bold"/>
    </style:style>
    <style:style style:name="T124_19" style:family="text">
      <style:text-properties fo:font-weight="bold" style:font-weight-asian="bold" style:font-weight-complex="bold"/>
    </style:style>
    <style:style style:name="T124_20" style:family="text">
      <style:text-properties fo:font-weight="bold" style:font-weight-asian="bold" style:font-weight-complex="bold"/>
    </style:style>
    <style:style style:name="T124_21" style:family="text">
      <style:text-properties fo:font-weight="bold" style:font-weight-asian="bold" style:font-weight-complex="bold"/>
    </style:style>
    <style:style style:name="T124_22" style:family="text">
      <style:text-properties fo:font-weight="bold" style:font-weight-asian="bold" style:font-weight-complex="bold"/>
    </style:style>
    <style:style style:name="T124_23" style:family="text">
      <style:text-properties fo:font-weight="bold" style:font-weight-asian="bold" style:font-weight-complex="bold"/>
    </style:style>
    <style:style style:name="T124_24" style:family="text">
      <style:text-properties fo:font-weight="bold" style:font-weight-asian="bold" style:font-weight-complex="bold"/>
    </style:style>
    <style:style style:name="T124_25" style:family="text">
      <style:text-properties fo:font-weight="bold" style:font-weight-asian="bold" style:font-weight-complex="bold"/>
    </style:style>
    <style:style style:name="T124_26" style:family="text">
      <style:text-properties fo:font-weight="bold" style:font-weight-asian="bold" style:font-weight-complex="bold"/>
    </style:style>
    <style:style style:name="T124_27" style:family="text">
      <style:text-properties fo:font-weight="bold" style:font-weight-asian="bold" style:font-weight-complex="bold"/>
    </style:style>
    <style:style style:name="T124_28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T128_5" style:family="text">
      <style:text-properties fo:font-weight="bold" style:font-weight-asian="bold" style:font-weight-complex="bold"/>
    </style:style>
    <style:style style:name="T128_6" style:family="text">
      <style:text-properties fo:font-weight="bold" style:font-weight-asian="bold" style:font-weight-complex="bold"/>
    </style:style>
    <style:style style:name="T128_7" style:family="text">
      <style:text-properties fo:font-weight="bold" style:font-weight-asian="bold" style:font-weight-complex="bold"/>
    </style:style>
    <style:style style:name="T128_8" style:family="text">
      <style:text-properties fo:font-weight="bold" style:font-weight-asian="bold" style:font-weight-complex="bold"/>
    </style:style>
    <style:style style:name="T128_9" style:family="text">
      <style:text-properties fo:font-weight="bold" style:font-weight-asian="bold" style:font-weight-complex="bold"/>
    </style:style>
    <style:style style:name="T128_10" style:family="text">
      <style:text-properties fo:font-weight="bold" style:font-weight-asian="bold" style:font-weight-complex="bold"/>
    </style:style>
    <style:style style:name="T128_11" style:family="text">
      <style:text-properties fo:font-weight="bold" style:font-weight-asian="bold" style:font-weight-complex="bold"/>
    </style:style>
    <style:style style:name="T128_12" style:family="text">
      <style:text-properties fo:font-weight="bold" style:font-weight-asian="bold" style:font-weight-complex="bold"/>
    </style:style>
    <style:style style:name="T128_13" style:family="text">
      <style:text-properties fo:font-weight="bold" style:font-weight-asian="bold" style:font-weight-complex="bold"/>
    </style:style>
    <style:style style:name="T128_14" style:family="text">
      <style:text-properties fo:font-weight="bold" style:font-weight-asian="bold" style:font-weight-complex="bold"/>
    </style:style>
    <style:style style:name="T128_15" style:family="text">
      <style:text-properties fo:font-weight="bold" style:font-weight-asian="bold" style:font-weight-complex="bold"/>
    </style:style>
    <style:style style:name="T128_16" style:family="text">
      <style:text-properties fo:font-weight="bold" style:font-weight-asian="bold" style:font-weight-complex="bold"/>
    </style:style>
    <style:style style:name="T128_17" style:family="text">
      <style:text-properties fo:font-weight="bold" style:font-weight-asian="bold" style:font-weight-complex="bold"/>
    </style:style>
    <style:style style:name="T128_18" style:family="text">
      <style:text-properties fo:font-weight="bold" style:font-weight-asian="bold" style:font-weight-complex="bold"/>
    </style:style>
    <style:style style:name="T128_19" style:family="text">
      <style:text-properties fo:font-weight="bold" style:font-weight-asian="bold" style:font-weight-complex="bold"/>
    </style:style>
    <style:style style:name="T128_20" style:family="text">
      <style:text-properties fo:font-weight="bold" style:font-weight-asian="bold" style:font-weight-complex="bold"/>
    </style:style>
    <style:style style:name="T128_21" style:family="text">
      <style:text-properties fo:font-weight="bold" style:font-weight-asian="bold" style:font-weight-complex="bold"/>
    </style:style>
    <style:style style:name="T128_22" style:family="text">
      <style:text-properties fo:font-weight="bold" style:font-weight-asian="bold" style:font-weight-complex="bold"/>
    </style:style>
    <style:style style:name="T128_23" style:family="text">
      <style:text-properties fo:font-weight="bold" style:font-weight-asian="bold" style:font-weight-complex="bold"/>
    </style:style>
    <style:style style:name="T128_24" style:family="text">
      <style:text-properties fo:font-weight="bold" style:font-weight-asian="bold" style:font-weight-complex="bold"/>
    </style:style>
    <style:style style:name="T128_25" style:family="text">
      <style:text-properties fo:font-weight="bold" style:font-weight-asian="bold" style:font-weight-complex="bold"/>
    </style:style>
    <style:style style:name="T128_26" style:family="text">
      <style:text-properties fo:font-weight="bold" style:font-weight-asian="bold" style:font-weight-complex="bold"/>
    </style:style>
    <style:style style:name="T128_27" style:family="text">
      <style:text-properties fo:font-weight="bold" style:font-weight-asian="bold" style:font-weight-complex="bold"/>
    </style:style>
    <style:style style:name="T128_28" style:family="text">
      <style:text-properties fo:font-weight="bold" style:font-weight-asian="bold" style:font-weight-complex="bold"/>
    </style:style>
    <style:style style:name="T128_29" style:family="text">
      <style:text-properties fo:font-weight="bold" style:font-weight-asian="bold" style:font-weight-complex="bold"/>
    </style:style>
    <style:style style:name="T128_30" style:family="text">
      <style:text-properties fo:font-weight="bold" style:font-weight-asian="bold" style:font-weight-complex="bold"/>
    </style:style>
    <style:style style:name="T128_31" style:family="text">
      <style:text-properties fo:font-weight="bold" style:font-weight-asian="bold" style:font-weight-complex="bold"/>
    </style:style>
    <style:style style:name="T128_32" style:family="text">
      <style:text-properties fo:font-weight="bold" style:font-weight-asian="bold" style:font-weight-complex="bold"/>
    </style:style>
    <style:style style:name="T128_33" style:family="text">
      <style:text-properties fo:font-weight="bold" style:font-weight-asian="bold" style:font-weight-complex="bold"/>
    </style:style>
    <style:style style:name="T128_34" style:family="text">
      <style:text-properties fo:font-weight="bold" style:font-weight-asian="bold" style:font-weight-complex="bold"/>
    </style:style>
    <style:style style:name="T128_35" style:family="text">
      <style:text-properties fo:font-weight="bold" style:font-weight-asian="bold" style:font-weight-complex="bold"/>
    </style:style>
    <style:style style:name="T128_36" style:family="text">
      <style:text-properties fo:font-weight="bold" style:font-weight-asian="bold" style:font-weight-complex="bold"/>
    </style:style>
    <style:style style:name="T128_37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</office:automatic-styles>
  <office:body>
    <office:text>
      <text:p text:style-name="P1"><text:span text:style-name="T1_1">Part</text:span><text:span text:style-name="T1_2"><text:s/></text:span><text:span text:style-name="T1_3">II</text:span></text:p>
      <text:p text:style-name="P2"><text:span text:style-name="T2_1">Question</text:span><text:span text:style-name="T2_2"><text:s/>1<text:s/>-<text:s/></text:span><text:span text:style-name="T2_3">Certified</text:span><text:span text:style-name="T2_4"><text:s/></text:span><text:span text:style-name="T2_5">Copy</text:span><text:span text:style-name="T2_6"><text:s/></text:span><text:span text:style-name="T2_7">of</text:span><text:span text:style-name="T2_8"><text:s/></text:span><text:span text:style-name="T2_9">Articles</text:span><text:span text:style-name="T2_10"><text:s/></text:span><text:span text:style-name="T2_11">of</text:span><text:span text:style-name="T2_12"><text:s/></text:span><text:span text:style-name="T2_13">Incorporation</text:span><text:span text:style-name="T2_14">,<text:s/></text:span><text:span text:style-name="T2_15">attached</text:span></text:p>
      <text:p text:style-name="P3"><text:span text:style-name="T3_1">Question</text:span><text:span text:style-name="T3_2"><text:s/>5<text:s/>-<text:s/></text:span><text:span text:style-name="T3_3">Copy</text:span><text:span text:style-name="T3_4"><text:s/></text:span><text:span text:style-name="T3_5">of</text:span><text:span text:style-name="T3_6"><text:s/></text:span><text:span text:style-name="T3_7">Bylaws</text:span><text:span text:style-name="T3_8">,<text:s/></text:span><text:span text:style-name="T3_9">attached</text:span></text:p>
      <text:p text:style-name="P4"/>
      <text:p text:style-name="P5"><text:span text:style-name="T5_1">Part</text:span><text:span text:style-name="T5_2"><text:s/></text:span><text:span text:style-name="T5_3">IV</text:span></text:p>
      <text:p text:style-name="P6"><text:span text:style-name="T6_1">Narrative</text:span><text:span text:style-name="T6_2"><text:s/></text:span><text:span text:style-name="T6_3">Description</text:span><text:span text:style-name="T6_4"><text:s/></text:span><text:span text:style-name="T6_5">of</text:span><text:span text:style-name="T6_6"><text:s/></text:span><text:span text:style-name="T6_7">Activities</text:span><text:span text:style-name="T6_8"><text:s/></text:span><text:span text:style-name="T6_9">of</text:span><text:span text:style-name="T6_10"><text:s/></text:span><text:span text:style-name="T6_11">SYNHAK</text:span></text:p>
      <text:p text:style-name="P7"/>
      <text:p text:style-name="P8"><text:span text:style-name="T8_1">Historical</text:span><text:span text:style-name="T8_2"><text:s/></text:span><text:span text:style-name="T8_3">Background</text:span></text:p>
      <text:p text:style-name="P9"><text:span text:style-name="T9_1">SYNHAK</text:span><text:span text:style-name="T9_2"><text:s/></text:span><text:span text:style-name="T9_3">is</text:span><text:span text:style-name="T9_4"><text:s/></text:span><text:span text:style-name="T9_5">a</text:span><text:span text:style-name="T9_6"><text:s/></text:span><text:span text:style-name="T9_7">new</text:span><text:span text:style-name="T9_8"><text:s/></text:span><text:span text:style-name="T9_9">organization</text:span><text:span text:style-name="T9_10">.<text:s/></text:span><text:span text:style-name="T9_11">It</text:span><text:span text:style-name="T9_12"><text:s/></text:span><text:span text:style-name="T9_13">is</text:span><text:span text:style-name="T9_14"><text:s/></text:span><text:span text:style-name="T9_15">conceived</text:span><text:span text:style-name="T9_16"><text:s/></text:span><text:span text:style-name="T9_17">as</text:span><text:span text:style-name="T9_18"><text:s/></text:span><text:span text:style-name="T9_19">an</text:span><text:span text:style-name="T9_20"><text:s/></text:span><text:span text:style-name="T9_21">infrastructure</text:span><text:span text:style-name="T9_22"><text:s/></text:span><text:span text:style-name="T9_23">provider</text:span><text:span text:style-name="T9_24"><text:s/></text:span><text:span text:style-name="T9_25">for</text:span><text:span text:style-name="T9_26"><text:s/></text:span><text:span text:style-name="T9_27">technical</text:span><text:span text:style-name="T9_28">-</text:span><text:span text:style-name="T9_29">creative</text:span><text:span text:style-name="T9_30"><text:s/></text:span><text:span text:style-name="T9_31">projects</text:span><text:span text:style-name="T9_32">,<text:s/></text:span><text:span text:style-name="T9_33">collaboratively</text:span><text:span text:style-name="T9_34"><text:s/></text:span><text:span text:style-name="T9_35">run</text:span><text:span text:style-name="T9_36"><text:s/></text:span><text:span text:style-name="T9_37">by</text:span><text:span text:style-name="T9_38"><text:s/></text:span><text:span text:style-name="T9_39">its</text:span><text:span text:style-name="T9_40"><text:s/></text:span><text:span text:style-name="T9_41">members</text:span><text:span text:style-name="T9_42">.<text:s/></text:span><text:span text:style-name="T9_43">It</text:span><text:span text:style-name="T9_44"><text:s/></text:span><text:span text:style-name="T9_45">is</text:span><text:span text:style-name="T9_46"><text:s/></text:span><text:span text:style-name="T9_47">an</text:span><text:span text:style-name="T9_48"><text:s/></text:span><text:span text:style-name="T9_49">independent</text:span><text:span text:style-name="T9_50"><text:s/></text:span><text:span text:style-name="T9_51">nonprofit</text:span><text:span text:style-name="T9_52"><text:s/></text:span><text:span text:style-name="T9_53">corporation</text:span><text:span text:style-name="T9_54"><text:s/></text:span><text:span text:style-name="T9_55">with</text:span><text:span text:style-name="T9_56"><text:s/></text:span><text:span text:style-name="T9_57">no</text:span><text:span text:style-name="T9_58"><text:s/></text:span><text:span text:style-name="T9_59">parent</text:span><text:span text:style-name="T9_60"><text:s/></text:span><text:span text:style-name="T9_61">organization</text:span><text:span text:style-name="T9_62">.<text:s/></text:span><text:span text:style-name="T9_63">Strategic</text:span><text:span text:style-name="T9_64"><text:s/></text:span><text:span text:style-name="T9_65">decisions</text:span><text:span text:style-name="T9_66"><text:s/></text:span><text:span text:style-name="T9_67">are</text:span><text:span text:style-name="T9_68"><text:s/></text:span><text:span text:style-name="T9_69">made</text:span><text:span text:style-name="T9_70"><text:s/></text:span><text:span text:style-name="T9_71">by</text:span><text:span text:style-name="T9_72"><text:s/></text:span><text:span text:style-name="T9_73">the</text:span><text:span text:style-name="T9_74"><text:s/></text:span><text:span text:style-name="T9_75">members</text:span><text:span text:style-name="T9_76"><text:s/></text:span><text:span text:style-name="T9_77">of</text:span><text:span text:style-name="T9_78"><text:s/></text:span><text:span text:style-name="T9_79">SYNHAK</text:span><text:span text:style-name="T9_80"><text:s/></text:span><text:span text:style-name="T9_81">and</text:span><text:span text:style-name="T9_82"><text:s/></text:span><text:span text:style-name="T9_83">by</text:span><text:span text:style-name="T9_84"><text:s/></text:span><text:span text:style-name="T9_85">the</text:span><text:span text:style-name="T9_86"><text:s/></text:span><text:span text:style-name="T9_87">board</text:span><text:span text:style-name="T9_88"><text:s/></text:span><text:span text:style-name="T9_89">of</text:span><text:span text:style-name="T9_90"><text:s/></text:span><text:span text:style-name="T9_91">directors</text:span><text:span text:style-name="T9_92"><text:s/></text:span><text:span text:style-name="T9_93">and</text:span><text:span text:style-name="T9_94"><text:s/></text:span><text:span text:style-name="T9_95">implemented</text:span><text:span text:style-name="T9_96"><text:s/></text:span><text:span text:style-name="T9_97">by</text:span><text:span text:style-name="T9_98"><text:s/></text:span><text:span text:style-name="T9_99">the</text:span><text:span text:style-name="T9_100"><text:s/></text:span><text:span text:style-name="T9_101">officers</text:span><text:span text:style-name="T9_102">.<text:s/></text:span><text:span text:style-name="T9_103">All</text:span><text:span text:style-name="T9_104"><text:s/></text:span><text:span text:style-name="T9_105">officers</text:span><text:span text:style-name="T9_106"><text:s/></text:span><text:span text:style-name="T9_107">and</text:span><text:span text:style-name="T9_108"><text:s/></text:span><text:span text:style-name="T9_109">board</text:span><text:span text:style-name="T9_110"><text:s/></text:span><text:span text:style-name="T9_111">members</text:span><text:span text:style-name="T9_112"><text:s/></text:span><text:span text:style-name="T9_113">are</text:span><text:span text:style-name="T9_114"><text:s/></text:span><text:span text:style-name="T9_115">unpaid</text:span><text:span text:style-name="T9_116"><text:s/></text:span><text:span text:style-name="T9_117">volunteers</text:span><text:span text:style-name="T9_118">.<text:s/></text:span><text:span text:style-name="T9_119">SYNHAK</text:span><text:span text:style-name="T9_120"><text:s/></text:span><text:span text:style-name="T9_121">has</text:span><text:span text:style-name="T9_122"><text:s/></text:span><text:span text:style-name="T9_123">no</text:span><text:span text:style-name="T9_124"><text:s/></text:span><text:span text:style-name="T9_125">endowment</text:span><text:span text:style-name="T9_126">;<text:s/></text:span><text:span text:style-name="T9_127">it</text:span><text:span text:style-name="T9_128"><text:s/></text:span><text:span text:style-name="T9_129">is</text:span><text:span text:style-name="T9_130"><text:s/></text:span><text:span text:style-name="T9_131">dependent</text:span><text:span text:style-name="T9_132"><text:s/></text:span><text:span text:style-name="T9_133">on</text:span><text:span text:style-name="T9_134"><text:s/></text:span><text:span text:style-name="T9_135">its</text:span><text:span text:style-name="T9_136"><text:s/></text:span><text:span text:style-name="T9_137">members</text:span><text:span text:style-name="T9_138"><text:s/></text:span><text:span text:style-name="T9_139">and</text:span><text:span text:style-name="T9_140"><text:s/></text:span><text:span text:style-name="T9_141">the</text:span><text:span text:style-name="T9_142"><text:s/></text:span><text:span text:style-name="T9_143">general</text:span><text:span text:style-name="T9_144"><text:s/></text:span><text:span text:style-name="T9_145">public</text:span><text:span text:style-name="T9_146"><text:s/></text:span><text:span text:style-name="T9_147">for</text:span><text:span text:style-name="T9_148"><text:s/></text:span><text:span text:style-name="T9_149">funding</text:span><text:span text:style-name="T9_150">,<text:s/></text:span><text:span text:style-name="T9_151">through</text:span><text:span text:style-name="T9_152"><text:s/></text:span><text:span text:style-name="T9_153">fundraising</text:span><text:span text:style-name="T9_154"><text:s/></text:span><text:span text:style-name="T9_155">efforts</text:span><text:span text:style-name="T9_156"><text:s/></text:span><text:span text:style-name="T9_157">and</text:span><text:span text:style-name="T9_158"><text:s/></text:span><text:span text:style-name="T9_159">nominal</text:span><text:span text:style-name="T9_160"><text:s/></text:span><text:span text:style-name="T9_161">fees</text:span><text:span text:style-name="T9_162"><text:s/></text:span><text:span text:style-name="T9_163">for</text:span><text:span text:style-name="T9_164"><text:s/></text:span><text:span text:style-name="T9_165">goods</text:span><text:span text:style-name="T9_166"><text:s/></text:span><text:span text:style-name="T9_167">and</text:span><text:span text:style-name="T9_168"><text:s/></text:span><text:span text:style-name="T9_169">services</text:span><text:span text:style-name="T9_170"><text:s/></text:span><text:span text:style-name="T9_171">provided</text:span><text:span text:style-name="T9_172">,<text:s/></text:span><text:span text:style-name="T9_173">and</text:span><text:span text:style-name="T9_174"><text:s/></text:span><text:span text:style-name="T9_175">membership</text:span><text:span text:style-name="T9_176"><text:s/></text:span><text:span text:style-name="T9_177">fees</text:span><text:span text:style-name="T9_178">.<text:s/></text:span><text:span text:style-name="T9_179">The</text:span><text:span text:style-name="T9_180"><text:s/></text:span><text:span text:style-name="T9_181">organization</text:span><text:span text:style-name="T9_182">’</text:span><text:span text:style-name="T9_183">s</text:span><text:span text:style-name="T9_184"><text:s/></text:span><text:span text:style-name="T9_185">documentation</text:span><text:span text:style-name="T9_186"><text:s/></text:span><text:span text:style-name="T9_187">is</text:span><text:span text:style-name="T9_188"><text:s/></text:span><text:span text:style-name="T9_189">available</text:span><text:span text:style-name="T9_190"><text:s/></text:span><text:span text:style-name="T9_191">to</text:span><text:span text:style-name="T9_192"><text:s/></text:span><text:span text:style-name="T9_193">the</text:span><text:span text:style-name="T9_194"><text:s/></text:span><text:span text:style-name="T9_195">public</text:span><text:span text:style-name="T9_196"><text:s/></text:span><text:span text:style-name="T9_197">at</text:span><text:span text:style-name="T9_198"><text:s/></text:span><text:span text:style-name="T9_199"><text:a xlink:type="simple" xlink:href="https://synhak.org/"><text:span text:style-name="T9_200">https</text:span></text:a></text:span><text:span text:style-name="T9_201"><text:a xlink:type="simple" xlink:href="https://synhak.org/"><text:span text:style-name="T9_202">://</text:span></text:a></text:span><text:span text:style-name="T9_203"><text:a xlink:type="simple" xlink:href="https://synhak.org/"><text:span text:style-name="T9_204">synhak</text:span></text:a></text:span><text:span text:style-name="T9_205"><text:a xlink:type="simple" xlink:href="https://synhak.org/"><text:span text:style-name="T9_206">.</text:span></text:a></text:span><text:span text:style-name="T9_207"><text:a xlink:type="simple" xlink:href="https://synhak.org/"><text:span text:style-name="T9_208">org</text:span></text:a></text:span><text:span text:style-name="T9_209"><text:a xlink:type="simple" xlink:href="https://synhak.org/"><text:span text:style-name="T9_210">/</text:span></text:a></text:span></text:p>
      <text:p text:style-name="P10"/>
      <text:p text:style-name="P11"><text:span text:style-name="T11_1">Present</text:span><text:span text:style-name="T11_2"><text:s/></text:span><text:span text:style-name="T11_3">Activities</text:span></text:p>
      <text:p text:style-name="P12"><text:span text:style-name="T12_1">SYNHAK</text:span><text:span text:style-name="T12_2"><text:s/></text:span><text:span text:style-name="T12_3">is</text:span><text:span text:style-name="T12_4"><text:s/></text:span><text:span text:style-name="T12_5">currently</text:span><text:span text:style-name="T12_6"><text:s/></text:span><text:span text:style-name="T12_7">recuriting</text:span><text:span text:style-name="T12_8"><text:s/></text:span><text:span text:style-name="T12_9">members</text:span><text:span text:style-name="T12_10"><text:s/></text:span><text:span text:style-name="T12_11">and</text:span><text:span text:style-name="T12_12"><text:s/></text:span><text:span text:style-name="T12_13">organizing</text:span><text:span text:style-name="T12_14"><text:s/></text:span><text:span text:style-name="T12_15">activites</text:span><text:span text:style-name="T12_16"><text:s/></text:span><text:span text:style-name="T12_17">to</text:span><text:span text:style-name="T12_18"><text:s/></text:span><text:span text:style-name="T12_19">take</text:span><text:span text:style-name="T12_20"><text:s/></text:span><text:span text:style-name="T12_21">place</text:span><text:span text:style-name="T12_22"><text:s/></text:span><text:span text:style-name="T12_23">in</text:span><text:span text:style-name="T12_24"><text:s/></text:span><text:span text:style-name="T12_25">the</text:span><text:span text:style-name="T12_26"><text:s/></text:span><text:span text:style-name="T12_27">current</text:span><text:span text:style-name="T12_28"><text:s/></text:span><text:span text:style-name="T12_29">work</text:span><text:span text:style-name="T12_30"><text:s/></text:span><text:span text:style-name="T12_31">space</text:span><text:span text:style-name="T12_32"><text:s/></text:span><text:span text:style-name="T12_33">at</text:span><text:span text:style-name="T12_34"><text:s/>1456<text:s/></text:span><text:span text:style-name="T12_35">Riverside</text:span><text:span text:style-name="T12_36"><text:s/></text:span><text:span text:style-name="T12_37">Drive</text:span><text:span text:style-name="T12_38"><text:s/></text:span><text:span text:style-name="T12_39">in</text:span><text:span text:style-name="T12_40"><text:s/></text:span><text:span text:style-name="T12_41">Akron</text:span><text:span text:style-name="T12_42">,<text:s/></text:span><text:span text:style-name="T12_43">Ohio</text:span><text:span text:style-name="T12_44">.<text:s/></text:span><text:span text:style-name="T12_45">The</text:span><text:span text:style-name="T12_46"><text:s/></text:span><text:span text:style-name="T12_47">proposed</text:span><text:span text:style-name="T12_48"><text:s/></text:span><text:span text:style-name="T12_49">activities</text:span><text:span text:style-name="T12_50"><text:s/></text:span><text:span text:style-name="T12_51">are</text:span><text:span text:style-name="T12_52"><text:s/></text:span><text:span text:style-name="T12_53">as</text:span><text:span text:style-name="T12_54"><text:s/></text:span><text:span text:style-name="T12_55">follows</text:span><text:span text:style-name="T12_56">:</text:span></text:p>
      <text:p text:style-name="P13"/>
      <text:p text:style-name="P14"><text:span text:style-name="T14_1">Workshops</text:span></text:p>
      <text:p text:style-name="P15"><text:span text:style-name="T15_1">SYNHAK</text:span><text:span text:style-name="T15_2"><text:s/></text:span><text:span text:style-name="T15_3">holds</text:span><text:span text:style-name="T15_4"><text:s/></text:span><text:span text:style-name="T15_5">public</text:span><text:span text:style-name="T15_6"><text:s/></text:span><text:span text:style-name="T15_7">workshops</text:span><text:span text:style-name="T15_8"><text:s/></text:span><text:span text:style-name="T15_9">taught</text:span><text:span text:style-name="T15_10"><text:s/></text:span><text:span text:style-name="T15_11">by</text:span><text:span text:style-name="T15_12"><text:s/></text:span><text:span text:style-name="T15_13">volunteers</text:span><text:span text:style-name="T15_14"><text:s/></text:span><text:span text:style-name="T15_15">on</text:span><text:span text:style-name="T15_16"><text:s/></text:span><text:span text:style-name="T15_17">subjects</text:span><text:span text:style-name="T15_18"><text:s/></text:span><text:span text:style-name="T15_19">within</text:span><text:span text:style-name="T15_20"><text:s/></text:span><text:span text:style-name="T15_21">SYNHAK</text:span><text:span text:style-name="T15_22">’</text:span><text:span text:style-name="T15_23">s</text:span><text:span text:style-name="T15_24"><text:s/></text:span><text:span text:style-name="T15_25">purpose</text:span><text:span text:style-name="T15_26"><text:s/></text:span><text:span text:style-name="T15_27">and</text:span><text:span text:style-name="T15_28"><text:s/></text:span><text:span text:style-name="T15_29">its</text:span><text:span text:style-name="T15_30"><text:s/></text:span><text:span text:style-name="T15_31">members</text:span><text:span text:style-name="T15_32">’<text:s/></text:span><text:span text:style-name="T15_33">areas</text:span><text:span text:style-name="T15_34"><text:s/></text:span><text:span text:style-name="T15_35">of</text:span><text:span text:style-name="T15_36"><text:s/></text:span><text:span text:style-name="T15_37">expertise</text:span><text:span text:style-name="T15_38">.<text:s/></text:span><text:span text:style-name="T15_39">Workshops</text:span><text:span text:style-name="T15_40"><text:s/></text:span><text:span text:style-name="T15_41">are</text:span><text:span text:style-name="T15_42"><text:s/></text:span><text:span text:style-name="T15_43">open</text:span><text:span text:style-name="T15_44"><text:s/></text:span><text:span text:style-name="T15_45">to</text:span><text:span text:style-name="T15_46"><text:s/></text:span><text:span text:style-name="T15_47">the</text:span><text:span text:style-name="T15_48"><text:s/></text:span><text:span text:style-name="T15_49">general</text:span><text:span text:style-name="T15_50"><text:s/></text:span><text:span text:style-name="T15_51">public</text:span><text:span text:style-name="T15_52"><text:s/></text:span><text:span text:style-name="T15_53">on</text:span><text:span text:style-name="T15_54"><text:s/></text:span><text:span text:style-name="T15_55">a</text:span><text:span text:style-name="T15_56"><text:s/></text:span><text:span text:style-name="T15_57">first</text:span><text:span text:style-name="T15_58">-</text:span><text:span text:style-name="T15_59">come</text:span><text:span text:style-name="T15_60"><text:s/></text:span><text:span text:style-name="T15_61">first</text:span><text:span text:style-name="T15_62">-</text:span><text:span text:style-name="T15_63">served</text:span><text:span text:style-name="T15_64"><text:s/></text:span><text:span text:style-name="T15_65">basis</text:span><text:span text:style-name="T15_66">.<text:s/></text:span><text:span text:style-name="T15_67">Our</text:span><text:span text:style-name="T15_68"><text:s/></text:span><text:span text:style-name="T15_69">workshops</text:span><text:span text:style-name="T15_70"><text:s/></text:span><text:span text:style-name="T15_71">will</text:span><text:span text:style-name="T15_72"><text:s/></text:span><text:span text:style-name="T15_73">be</text:span><text:span text:style-name="T15_74"><text:s/></text:span><text:span text:style-name="T15_75">promoted</text:span><text:span text:style-name="T15_76"><text:s/></text:span><text:span text:style-name="T15_77">locally</text:span><text:span text:style-name="T15_78"><text:s/></text:span><text:span text:style-name="T15_79">via</text:span><text:span text:style-name="T15_80"><text:s/></text:span><text:span text:style-name="T15_81">email</text:span><text:span text:style-name="T15_82"><text:s/></text:span><text:span text:style-name="T15_83">lists</text:span><text:span text:style-name="T15_84"><text:s/></text:span><text:span text:style-name="T15_85">and</text:span><text:span text:style-name="T15_86"><text:s/></text:span><text:span text:style-name="T15_87">word</text:span><text:span text:style-name="T15_88"><text:s/></text:span><text:span text:style-name="T15_89">of</text:span><text:span text:style-name="T15_90"><text:s/></text:span><text:span text:style-name="T15_91">mouth</text:span><text:span text:style-name="T15_92">,<text:s/></text:span><text:span text:style-name="T15_93">as</text:span><text:span text:style-name="T15_94"><text:s/></text:span><text:span text:style-name="T15_95">well</text:span><text:span text:style-name="T15_96"><text:s/></text:span><text:span text:style-name="T15_97">as</text:span><text:span text:style-name="T15_98"><text:s/></text:span><text:span text:style-name="T15_99">over</text:span><text:span text:style-name="T15_100"><text:s/></text:span><text:span text:style-name="T15_101">avenues</text:span><text:span text:style-name="T15_102"><text:s/></text:span><text:span text:style-name="T15_103">TBD</text:span><text:span text:style-name="T15_104">.<text:s/></text:span><text:span text:style-name="T15_105">Materials</text:span><text:span text:style-name="T15_106"><text:s/></text:span><text:span text:style-name="T15_107">fees</text:span><text:span text:style-name="T15_108"><text:s/></text:span><text:span text:style-name="T15_109">may</text:span><text:span text:style-name="T15_110"><text:s/></text:span><text:span text:style-name="T15_111">be</text:span><text:span text:style-name="T15_112"><text:s/></text:span><text:span text:style-name="T15_113">charged</text:span><text:span text:style-name="T15_114"><text:s/></text:span><text:span text:style-name="T15_115">to</text:span><text:span text:style-name="T15_116"><text:s/></text:span><text:span text:style-name="T15_117">cover</text:span><text:span text:style-name="T15_118"><text:s/></text:span><text:span text:style-name="T15_119">costs</text:span><text:span text:style-name="T15_120"><text:s/></text:span><text:span text:style-name="T15_121">but</text:span><text:span text:style-name="T15_122"><text:s/></text:span><text:span text:style-name="T15_123">otherwise</text:span><text:span text:style-name="T15_124"><text:s/></text:span><text:span text:style-name="T15_125">workshop</text:span><text:span text:style-name="T15_126"><text:s/></text:span><text:span text:style-name="T15_127">attendance</text:span><text:span text:style-name="T15_128"><text:s/></text:span><text:span text:style-name="T15_129">is</text:span><text:span text:style-name="T15_130"><text:s/></text:span><text:span text:style-name="T15_131">free</text:span><text:span text:style-name="T15_132">.<text:s/></text:span><text:span text:style-name="T15_133">Public</text:span><text:span text:style-name="T15_134"><text:s/></text:span><text:span text:style-name="T15_135">benefit</text:span><text:span text:style-name="T15_136"><text:s/></text:span><text:span text:style-name="T15_137">comes</text:span><text:span text:style-name="T15_138"><text:s/></text:span><text:span text:style-name="T15_139">directly</text:span><text:span text:style-name="T15_140"><text:s/></text:span><text:span text:style-name="T15_141">to</text:span><text:span text:style-name="T15_142"><text:s/></text:span><text:span text:style-name="T15_143">members</text:span><text:span text:style-name="T15_144"><text:s/></text:span><text:span text:style-name="T15_145">of</text:span><text:span text:style-name="T15_146"><text:s/></text:span><text:span text:style-name="T15_147">the</text:span><text:span text:style-name="T15_148"><text:s/></text:span><text:span text:style-name="T15_149">general</text:span><text:span text:style-name="T15_150"><text:s/></text:span><text:span text:style-name="T15_151">public</text:span><text:span text:style-name="T15_152"><text:s/></text:span><text:span text:style-name="T15_153">who</text:span><text:span text:style-name="T15_154"><text:s/></text:span><text:span text:style-name="T15_155">attend</text:span><text:span text:style-name="T15_156"><text:s/></text:span><text:span text:style-name="T15_157">the</text:span><text:span text:style-name="T15_158"><text:s/></text:span><text:span text:style-name="T15_159">workshops</text:span><text:span text:style-name="T15_160">.</text:span></text:p>
      <text:p text:style-name="P16"/>
      <text:p text:style-name="P17"><text:span text:style-name="T17_1">See</text:span><text:span text:style-name="T17_2"><text:s/></text:span><text:span text:style-name="T17_3">also</text:span><text:span text:style-name="T17_4">,<text:s/></text:span><text:span text:style-name="T17_5">attached</text:span><text:span text:style-name="T17_6"><text:s/></text:span><text:span text:style-name="T17_7">on</text:span><text:span text:style-name="T17_8">-</text:span><text:span text:style-name="T17_9">line</text:span><text:span text:style-name="T17_10"><text:s/></text:span><text:span text:style-name="T17_11">discussions</text:span><text:span text:style-name="T17_12"><text:s/></text:span><text:span text:style-name="T17_13">and</text:span><text:span text:style-name="T17_14"><text:s/></text:span><text:span text:style-name="T17_15">documentation</text:span><text:span text:style-name="T17_16"><text:s/></text:span><text:span text:style-name="T17_17">on</text:span><text:span text:style-name="T17_18"><text:s/></text:span><text:span text:style-name="T17_19">workshops</text:span><text:span text:style-name="T17_20">.</text:span></text:p>
      <text:p text:style-name="P18"/>
      <text:p text:style-name="P19"><text:span text:style-name="T19_1">Art</text:span><text:span text:style-name="T19_2">/</text:span><text:span text:style-name="T19_3">Research</text:span></text:p>
      <text:p text:style-name="P20"><text:span text:style-name="T20_1">SYNHAK</text:span><text:span text:style-name="T20_2"><text:s/></text:span><text:span text:style-name="T20_3">provides</text:span><text:span text:style-name="T20_4"><text:s/></text:span><text:span text:style-name="T20_5">infrastructure</text:span><text:span text:style-name="T20_6"><text:s/></text:span><text:span text:style-name="T20_7">for</text:span><text:span text:style-name="T20_8"><text:s/></text:span><text:span text:style-name="T20_9">its</text:span><text:span text:style-name="T20_10"><text:s/></text:span><text:span text:style-name="T20_11">members</text:span><text:span text:style-name="T20_12">’<text:s/></text:span><text:span text:style-name="T20_13">art</text:span><text:span text:style-name="T20_14"><text:s/></text:span><text:span text:style-name="T20_15">and</text:span><text:span text:style-name="T20_16"><text:s/></text:span><text:span text:style-name="T20_17">research</text:span><text:span text:style-name="T20_18"><text:s/></text:span><text:span text:style-name="T20_19">projects</text:span><text:span text:style-name="T20_20">.<text:s/></text:span><text:span text:style-name="T20_21">This</text:span><text:span text:style-name="T20_22"><text:s/></text:span><text:span text:style-name="T20_23">includes</text:span><text:span text:style-name="T20_24"><text:s/></text:span><text:span text:style-name="T20_25">workspace</text:span><text:span text:style-name="T20_26">,<text:s/></text:span><text:span text:style-name="T20_27">tools</text:span><text:span text:style-name="T20_28">,<text:s/></text:span><text:span text:style-name="T20_29">storage</text:span><text:span text:style-name="T20_30"><text:s/></text:span><text:span text:style-name="T20_31">space</text:span><text:span text:style-name="T20_32">,<text:s/></text:span><text:span text:style-name="T20_33">and</text:span><text:span text:style-name="T20_34"><text:s/></text:span><text:span text:style-name="T20_35">support</text:span><text:span text:style-name="T20_36"><text:s/></text:span><text:span text:style-name="T20_37">for</text:span><text:span text:style-name="T20_38"><text:s/></text:span><text:span text:style-name="T20_39">collaboration</text:span><text:span text:style-name="T20_40"><text:s/></text:span><text:span text:style-name="T20_41">and</text:span><text:span text:style-name="T20_42"><text:s/></text:span><text:span text:style-name="T20_43">communication</text:span><text:span text:style-name="T20_44">.<text:s/></text:span><text:span text:style-name="T20_45">Broad</text:span><text:span text:style-name="T20_46"><text:s/></text:span><text:span text:style-name="T20_47">public</text:span><text:span text:style-name="T20_48"><text:s/></text:span><text:span text:style-name="T20_49">benefit</text:span><text:span text:style-name="T20_50"><text:s/></text:span><text:span text:style-name="T20_51">accrues</text:span><text:span text:style-name="T20_52"><text:s/></text:span><text:span text:style-name="T20_53">from</text:span><text:span text:style-name="T20_54"><text:s/></text:span><text:span text:style-name="T20_55">the</text:span><text:span text:style-name="T20_56"><text:s/></text:span><text:span text:style-name="T20_57">increased</text:span><text:span text:style-name="T20_58"><text:s/></text:span><text:span text:style-name="T20_59">production</text:span><text:span text:style-name="T20_60"><text:s/></text:span><text:span text:style-name="T20_61">and</text:span><text:span text:style-name="T20_62"><text:s/></text:span><text:span text:style-name="T20_63">exhibition</text:span><text:span text:style-name="T20_64"><text:s/></text:span><text:span text:style-name="T20_65">of</text:span><text:span text:style-name="T20_66"><text:s/></text:span><text:span text:style-name="T20_67">art</text:span><text:span text:style-name="T20_68"><text:s/></text:span><text:span text:style-name="T20_69">and</text:span><text:span text:style-name="T20_70"><text:s/></text:span><text:span text:style-name="T20_71">scientific</text:span><text:span text:style-name="T20_72"><text:s/></text:span><text:span text:style-name="T20_73">developments</text:span><text:span text:style-name="T20_74">.</text:span></text:p>
      <text:p text:style-name="P21"/>
      <text:p text:style-name="P22"><text:span text:style-name="T22_1">Speakers</text:span><text:span text:style-name="T22_2"><text:s/></text:span><text:span text:style-name="T22_3">Bureau</text:span></text:p>
      <text:p text:style-name="P23"/>
      <text:p text:style-name="P24"><text:span text:style-name="T24_1">SYNHAK</text:span><text:span text:style-name="T24_2"><text:s/></text:span><text:span text:style-name="T24_3">speakers</text:span><text:span text:style-name="T24_4"><text:s/></text:span><text:span text:style-name="T24_5">bureau</text:span><text:span text:style-name="T24_6"><text:s/></text:span><text:span text:style-name="T24_7">for</text:span><text:span text:style-name="T24_8"><text:s/></text:span><text:span text:style-name="T24_9">local</text:span><text:span text:style-name="T24_10"><text:s/></text:span><text:span text:style-name="T24_11">school</text:span><text:span text:style-name="T24_12"><text:s/></text:span><text:span text:style-name="T24_13">districs</text:span><text:span text:style-name="T24_14">.<text:s/></text:span><text:span text:style-name="T24_15">SYNHAK</text:span><text:span text:style-name="T24_16"><text:s/></text:span><text:span text:style-name="T24_17">will</text:span><text:span text:style-name="T24_18"><text:s/></text:span><text:span text:style-name="T24_19">contact</text:span><text:span text:style-name="T24_20"><text:s/></text:span><text:span text:style-name="T24_21">local</text:span><text:span text:style-name="T24_22"><text:s/></text:span><text:span text:style-name="T24_23">school</text:span><text:span text:style-name="T24_24"><text:s/></text:span><text:span text:style-name="T24_25">districts</text:span><text:span text:style-name="T24_26"><text:s/></text:span><text:span text:style-name="T24_27">and</text:span><text:span text:style-name="T24_28"><text:s/></text:span><text:span text:style-name="T24_29">offer</text:span><text:span text:style-name="T24_30"><text:s/></text:span><text:span text:style-name="T24_31">speakers</text:span><text:span text:style-name="T24_32"><text:s/></text:span><text:span text:style-name="T24_33">on</text:span><text:span text:style-name="T24_34"><text:s/></text:span><text:span text:style-name="T24_35">topics</text:span><text:span text:style-name="T24_36"><text:s/></text:span><text:span text:style-name="T24_37">related</text:span><text:span text:style-name="T24_38"><text:s/></text:span><text:span text:style-name="T24_39">to</text:span><text:span text:style-name="T24_40"><text:s/></text:span><text:span text:style-name="T24_41">art</text:span><text:span text:style-name="T24_42"><text:s/></text:span><text:span text:style-name="T24_43">and</text:span><text:span text:style-name="T24_44"><text:s/></text:span><text:span text:style-name="T24_45">technology</text:span><text:span text:style-name="T24_46"><text:s/></text:span><text:span text:style-name="T24_47">at</text:span><text:span text:style-name="T24_48"><text:s/></text:span><text:span text:style-name="T24_49">zero</text:span><text:span text:style-name="T24_50"><text:s/></text:span><text:span text:style-name="T24_51">cost</text:span><text:span text:style-name="T24_52">.<text:s/></text:span><text:span text:style-name="T24_53">Broad</text:span><text:span text:style-name="T24_54"><text:s/></text:span><text:span text:style-name="T24_55">public</text:span><text:span text:style-name="T24_56"><text:s/></text:span><text:span text:style-name="T24_57">benefit</text:span><text:span text:style-name="T24_58"><text:s/></text:span><text:span text:style-name="T24_59">accrues</text:span><text:span text:style-name="T24_60"><text:s/></text:span><text:span text:style-name="T24_61">directly</text:span><text:span text:style-name="T24_62"><text:s/></text:span><text:span text:style-name="T24_63">to</text:span><text:span text:style-name="T24_64"><text:s/></text:span><text:span text:style-name="T24_65">students</text:span><text:span text:style-name="T24_66"><text:s/></text:span><text:span text:style-name="T24_67">who</text:span><text:span text:style-name="T24_68"><text:s/></text:span><text:span text:style-name="T24_69">attend</text:span><text:span text:style-name="T24_70"><text:s/></text:span><text:span text:style-name="T24_71">lectures</text:span><text:span text:style-name="T24_72">.</text:span></text:p>
      <text:p text:style-name="P25"/>
      <text:p text:style-name="P26"><text:span text:style-name="T26_1">Funding</text:span><text:span text:style-name="T26_2">/</text:span><text:span text:style-name="T26_3">Fundraising</text:span></text:p>
      <text:p text:style-name="P27"><text:span text:style-name="T27_1">SYNHAK</text:span><text:span text:style-name="T27_2"><text:s/></text:span><text:span text:style-name="T27_3">currently</text:span><text:span text:style-name="T27_4"><text:s/></text:span><text:span text:style-name="T27_5">has</text:span><text:span text:style-name="T27_6"><text:s/></text:span><text:span text:style-name="T27_7">over</text:span><text:span text:style-name="T27_8"><text:s/>15<text:s/></text:span><text:span text:style-name="T27_9">active</text:span><text:span text:style-name="T27_10"><text:s/></text:span><text:span text:style-name="T27_11">members</text:span><text:span text:style-name="T27_12"><text:s/></text:span><text:span text:style-name="T27_13">who</text:span><text:span text:style-name="T27_14"><text:s/></text:span><text:span text:style-name="T27_15">pay</text:span><text:span text:style-name="T27_16"><text:s/></text:span><text:span text:style-name="T27_17">dues</text:span><text:span text:style-name="T27_18"><text:s/></text:span><text:span text:style-name="T27_19">of</text:span><text:span text:style-name="T27_20"><text:s/>$35<text:s/></text:span><text:span text:style-name="T27_21">per</text:span><text:span text:style-name="T27_22"><text:s/></text:span><text:span text:style-name="T27_23">month</text:span><text:span text:style-name="T27_24">.</text:span></text:p>
      <text:p text:style-name="P28"/>
      <text:p text:style-name="P29"><text:span text:style-name="T29_1">SYNHAK</text:span><text:span text:style-name="T29_2"><text:s/></text:span><text:span text:style-name="T29_3">also</text:span><text:span text:style-name="T29_4"><text:s/></text:span><text:span text:style-name="T29_5">offers</text:span><text:span text:style-name="T29_6"><text:s/></text:span><text:span text:style-name="T29_7">workshops</text:span><text:span text:style-name="T29_8"><text:s/></text:span><text:span text:style-name="T29_9">on</text:span><text:span text:style-name="T29_10"><text:s/></text:span><text:span text:style-name="T29_11">soldering</text:span><text:span text:style-name="T29_12">,<text:s/></text:span><text:span text:style-name="T29_13">computer</text:span><text:span text:style-name="T29_14"><text:s/></text:span><text:span text:style-name="T29_15">programming</text:span><text:span text:style-name="T29_16">,<text:s/></text:span><text:span text:style-name="T29_17">metalworking</text:span><text:span text:style-name="T29_18">,<text:s/></text:span><text:span text:style-name="T29_19">woodworking</text:span><text:span text:style-name="T29_20">,<text:s/></text:span><text:span text:style-name="T29_21">and</text:span><text:span text:style-name="T29_22"><text:s/></text:span><text:span text:style-name="T29_23">other</text:span><text:span text:style-name="T29_24"><text:s/></text:span><text:span text:style-name="T29_25">skills</text:span><text:span text:style-name="T29_26"><text:s/></text:span><text:span text:style-name="T29_27">related</text:span><text:span text:style-name="T29_28"><text:s/></text:span><text:span text:style-name="T29_29">to</text:span><text:span text:style-name="T29_30"><text:s/></text:span><text:span text:style-name="T29_31">art</text:span><text:span text:style-name="T29_32"><text:s/></text:span><text:span text:style-name="T29_33">and</text:span><text:span text:style-name="T29_34"><text:s/></text:span><text:span text:style-name="T29_35">technology</text:span><text:span text:style-name="T29_36"><text:s/></text:span><text:span text:style-name="T29_37">with</text:span><text:span text:style-name="T29_38"><text:s/></text:span><text:span text:style-name="T29_39">corresponding</text:span><text:span text:style-name="T29_40"><text:s/></text:span><text:span text:style-name="T29_41">admission</text:span><text:span text:style-name="T29_42"><text:s/></text:span><text:span text:style-name="T29_43">fees</text:span><text:span text:style-name="T29_44"><text:s/></text:span><text:span text:style-name="T29_45">charged</text:span><text:span text:style-name="T29_46"><text:s/></text:span><text:span text:style-name="T29_47">per</text:span><text:span text:style-name="T29_48"><text:s/></text:span><text:span text:style-name="T29_49">participant</text:span><text:span text:style-name="T29_50">.</text:span></text:p>
      <text:p text:style-name="P30"/>
      <text:p text:style-name="P31"><text:span text:style-name="T31_1">SYNHAK</text:span><text:span text:style-name="T31_2"><text:s/></text:span><text:span text:style-name="T31_3">also</text:span><text:span text:style-name="T31_4"><text:s/></text:span><text:span text:style-name="T31_5">sells</text:span><text:span text:style-name="T31_6"><text:s/></text:span><text:span text:style-name="T31_7">soft</text:span><text:span text:style-name="T31_8"><text:s/></text:span><text:span text:style-name="T31_9">drinks</text:span><text:span text:style-name="T31_10">,<text:s/></text:span><text:span text:style-name="T31_11">food</text:span><text:span text:style-name="T31_12">,<text:s/></text:span><text:span text:style-name="T31_13">and</text:span><text:span text:style-name="T31_14"><text:s/></text:span><text:span text:style-name="T31_15">supplies</text:span><text:span text:style-name="T31_16"><text:s/></text:span><text:span text:style-name="T31_17">to</text:span><text:span text:style-name="T31_18"><text:s/></text:span><text:span text:style-name="T31_19">members</text:span><text:span text:style-name="T31_20"><text:s/></text:span><text:span text:style-name="T31_21">and</text:span><text:span text:style-name="T31_22"><text:s/></text:span><text:span text:style-name="T31_23">guests</text:span><text:span text:style-name="T31_24"><text:s/></text:span><text:span text:style-name="T31_25">on</text:span><text:span text:style-name="T31_26"><text:s/></text:span><text:span text:style-name="T31_27">site</text:span><text:span text:style-name="T31_28">.</text:span></text:p>
      <text:p text:style-name="P32"/>
      <text:p text:style-name="P33"><text:span text:style-name="T33_1">SYNHAK</text:span><text:span text:style-name="T33_2"><text:s/></text:span><text:span text:style-name="T33_3">will</text:span><text:span text:style-name="T33_4"><text:s/></text:span><text:span text:style-name="T33_5">solicit</text:span><text:span text:style-name="T33_6"><text:s/></text:span><text:span text:style-name="T33_7">corporate</text:span><text:span text:style-name="T33_8"><text:s/></text:span><text:span text:style-name="T33_9">donations</text:span><text:span text:style-name="T33_10"><text:s/>(</text:span><text:span text:style-name="T33_11">in</text:span><text:span text:style-name="T33_12">-</text:span><text:span text:style-name="T33_13">kind</text:span><text:span text:style-name="T33_14"><text:s/></text:span><text:span text:style-name="T33_15">expected</text:span><text:span text:style-name="T33_16">:<text:s/></text:span><text:span text:style-name="T33_17">equipment</text:span><text:span text:style-name="T33_18"><text:s/></text:span><text:span text:style-name="T33_19">and</text:span><text:span text:style-name="T33_20"><text:s/></text:span><text:span text:style-name="T33_21">materials</text:span><text:span text:style-name="T33_22">,<text:s/></text:span><text:span text:style-name="T33_23">etc</text:span><text:span text:style-name="T33_24">)</text:span></text:p>
      <text:p text:style-name="P34"/>
      <text:p text:style-name="P35"><text:span text:style-name="T35_1">In</text:span><text:span text:style-name="T35_2"><text:s/></text:span><text:span text:style-name="T35_3">addition</text:span><text:span text:style-name="T35_4">,<text:s/></text:span><text:span text:style-name="T35_5">SYNHAK</text:span><text:span text:style-name="T35_6"><text:s/></text:span><text:span text:style-name="T35_7">will</text:span><text:span text:style-name="T35_8"><text:s/></text:span><text:span text:style-name="T35_9">host</text:span><text:span text:style-name="T35_10"><text:s/></text:span><text:span text:style-name="T35_11">open</text:span><text:span text:style-name="T35_12"><text:s/></text:span><text:span text:style-name="T35_13">houses</text:span><text:span text:style-name="T35_14"><text:s/></text:span><text:span text:style-name="T35_15">with</text:span><text:span text:style-name="T35_16"><text:s/></text:span><text:span text:style-name="T35_17">voluntary</text:span><text:span text:style-name="T35_18"><text:s/></text:span><text:span text:style-name="T35_19">donation</text:span><text:span text:style-name="T35_20"><text:s/></text:span><text:span text:style-name="T35_21">jars</text:span><text:span text:style-name="T35_22"><text:s/></text:span><text:span text:style-name="T35_23">and</text:span><text:span text:style-name="T35_24"><text:s/></text:span><text:span text:style-name="T35_25">apply</text:span><text:span text:style-name="T35_26"><text:s/></text:span><text:span text:style-name="T35_27">for</text:span><text:span text:style-name="T35_28"><text:s/></text:span><text:span text:style-name="T35_29">grants</text:span><text:span text:style-name="T35_30"><text:s/></text:span><text:span text:style-name="T35_31">from</text:span><text:span text:style-name="T35_32"><text:s/></text:span><text:span text:style-name="T35_33">charitable</text:span><text:span text:style-name="T35_34"><text:s/></text:span><text:span text:style-name="T35_35">organizations</text:span><text:span text:style-name="T35_36"><text:s/></text:span><text:span text:style-name="T35_37">or</text:span><text:span text:style-name="T35_38"><text:s/></text:span><text:span text:style-name="T35_39">government</text:span><text:span text:style-name="T35_40"><text:s/></text:span><text:span text:style-name="T35_41">agencies</text:span><text:span text:style-name="T35_42"><text:s/></text:span><text:span text:style-name="T35_43">whose</text:span><text:span text:style-name="T35_44"><text:s/></text:span><text:span text:style-name="T35_45">goals</text:span><text:span text:style-name="T35_46"><text:s/></text:span><text:span text:style-name="T35_47">are</text:span><text:span text:style-name="T35_48"><text:s/></text:span><text:span text:style-name="T35_49">in</text:span><text:span text:style-name="T35_50"><text:s/></text:span><text:span text:style-name="T35_51">alignment</text:span><text:span text:style-name="T35_52"><text:s/></text:span><text:span text:style-name="T35_53">with</text:span><text:span text:style-name="T35_54"><text:s/></text:span><text:span text:style-name="T35_55">SYNHAK</text:span><text:span text:style-name="T35_56">.</text:span></text:p>
      <text:p text:style-name="P36"/>
      <text:p text:style-name="P37"><text:span text:style-name="T37_1">Future</text:span><text:span text:style-name="T37_2"><text:s/></text:span><text:span text:style-name="T37_3">Plans</text:span></text:p>
      <text:p text:style-name="P38"/>
      <text:p text:style-name="P39"><text:span text:style-name="T39_1">Our</text:span><text:span text:style-name="T39_2"><text:s/></text:span><text:span text:style-name="T39_3">vision</text:span><text:span text:style-name="T39_4"><text:s/></text:span><text:span text:style-name="T39_5">is</text:span><text:span text:style-name="T39_6"><text:s/></text:span><text:span text:style-name="T39_7">to</text:span><text:span text:style-name="T39_8"><text:s/></text:span><text:span text:style-name="T39_9">maintain</text:span><text:span text:style-name="T39_10"><text:s/></text:span><text:span text:style-name="T39_11">our</text:span><text:span text:style-name="T39_12"><text:s/></text:span><text:span text:style-name="T39_13">collaborative</text:span><text:span text:style-name="T39_14"><text:s/></text:span><text:span text:style-name="T39_15">space</text:span><text:span text:style-name="T39_16">,<text:s/></text:span><text:span text:style-name="T39_17">increase</text:span><text:span text:style-name="T39_18"><text:s/></text:span><text:span text:style-name="T39_19">our</text:span><text:span text:style-name="T39_20"><text:s/></text:span><text:span text:style-name="T39_21">membership</text:span><text:span text:style-name="T39_22">,<text:s/></text:span><text:span text:style-name="T39_23">and</text:span><text:span text:style-name="T39_24"><text:s/></text:span><text:span text:style-name="T39_25">further</text:span><text:span text:style-name="T39_26"><text:s/></text:span><text:span text:style-name="T39_27">develop</text:span><text:span text:style-name="T39_28"><text:s/></text:span><text:span text:style-name="T39_29">activities</text:span><text:span text:style-name="T39_30"><text:s/></text:span><text:span text:style-name="T39_31">involving</text:span><text:span text:style-name="T39_32"><text:s/></text:span><text:span text:style-name="T39_33">outreach</text:span><text:span text:style-name="T39_34"><text:s/></text:span><text:span text:style-name="T39_35">to</text:span><text:span text:style-name="T39_36"><text:s/></text:span><text:span text:style-name="T39_37">the</text:span><text:span text:style-name="T39_38"><text:s/></text:span><text:span text:style-name="T39_39">local</text:span><text:span text:style-name="T39_40"><text:s/></text:span><text:span text:style-name="T39_41">community</text:span><text:span text:style-name="T39_42">.</text:span></text:p>
      <text:p text:style-name="P40"/>
      <text:p text:style-name="P41"><text:span text:style-name="T41_1">We</text:span><text:span text:style-name="T41_2"><text:s/></text:span><text:span text:style-name="T41_3">are</text:span><text:span text:style-name="T41_4"><text:s/></text:span><text:span text:style-name="T41_5">developing</text:span><text:span text:style-name="T41_6"><text:s/></text:span><text:span text:style-name="T41_7">further</text:span><text:span text:style-name="T41_8"><text:s/></text:span><text:span text:style-name="T41_9">outreach</text:span><text:span text:style-name="T41_10"><text:s/></text:span><text:span text:style-name="T41_11">efforts</text:span><text:span text:style-name="T41_12"><text:s/></text:span><text:span text:style-name="T41_13">into</text:span><text:span text:style-name="T41_14"><text:s/></text:span><text:span text:style-name="T41_15">setting</text:span><text:span text:style-name="T41_16"><text:s/></text:span><text:span text:style-name="T41_17">up</text:span><text:span text:style-name="T41_18"><text:s/></text:span><text:span text:style-name="T41_19">the</text:span><text:span text:style-name="T41_20"><text:s/></text:span><text:span text:style-name="T41_21">speaker</text:span><text:span text:style-name="T41_22">’</text:span><text:span text:style-name="T41_23">s</text:span><text:span text:style-name="T41_24"><text:s/></text:span><text:span text:style-name="T41_25">bureau</text:span><text:span text:style-name="T41_26"><text:s/></text:span><text:span text:style-name="T41_27">for</text:span><text:span text:style-name="T41_28"><text:s/></text:span><text:span text:style-name="T41_29">local</text:span><text:span text:style-name="T41_30"><text:s/></text:span><text:span text:style-name="T41_31">schools</text:span><text:span text:style-name="T41_32"><text:s/></text:span><text:span text:style-name="T41_33">described</text:span><text:span text:style-name="T41_34"><text:s/></text:span><text:span text:style-name="T41_35">above</text:span><text:span text:style-name="T41_36">,<text:s/></text:span><text:span text:style-name="T41_37">in</text:span><text:span text:style-name="T41_38"><text:s/></text:span><text:span text:style-name="T41_39">exploring</text:span><text:span text:style-name="T41_40"><text:s/></text:span><text:span text:style-name="T41_41">activites</text:span><text:span text:style-name="T41_42"><text:s/></text:span><text:span text:style-name="T41_43">we</text:span><text:span text:style-name="T41_44"><text:s/></text:span><text:span text:style-name="T41_45">can</text:span><text:span text:style-name="T41_46"><text:s/></text:span><text:span text:style-name="T41_47">offer</text:span><text:span text:style-name="T41_48"><text:s/></text:span><text:span text:style-name="T41_49">for</text:span><text:span text:style-name="T41_50"><text:s/></text:span><text:span text:style-name="T41_51">youth</text:span><text:span text:style-name="T41_52"><text:s/></text:span><text:span text:style-name="T41_53">local</text:span><text:span text:style-name="T41_54"><text:s/></text:span><text:span text:style-name="T41_55">to</text:span><text:span text:style-name="T41_56"><text:s/></text:span><text:span text:style-name="T41_57">the</text:span><text:span text:style-name="T41_58"><text:s/></text:span><text:span text:style-name="T41_59">SYNHAK</text:span><text:span text:style-name="T41_60"><text:s/></text:span><text:span text:style-name="T41_61">space</text:span><text:span text:style-name="T41_62">,<text:s/></text:span><text:span text:style-name="T41_63">and</text:span><text:span text:style-name="T41_64"><text:s/></text:span><text:span text:style-name="T41_65">in</text:span><text:span text:style-name="T41_66"><text:s/></text:span><text:span text:style-name="T41_67">further</text:span><text:span text:style-name="T41_68"><text:s/></text:span><text:span text:style-name="T41_69">workshops</text:span><text:span text:style-name="T41_70"><text:s/></text:span><text:span text:style-name="T41_71">that</text:span><text:span text:style-name="T41_72"><text:s/></text:span><text:span text:style-name="T41_73">will</text:span><text:span text:style-name="T41_74"><text:s/></text:span><text:span text:style-name="T41_75">be</text:span><text:span text:style-name="T41_76"><text:s/></text:span><text:span text:style-name="T41_77">of</text:span><text:span text:style-name="T41_78"><text:s/></text:span><text:span text:style-name="T41_79">interest</text:span><text:span text:style-name="T41_80"><text:s/></text:span><text:span text:style-name="T41_81">to</text:span><text:span text:style-name="T41_82"><text:s/></text:span><text:span text:style-name="T41_83">the</text:span><text:span text:style-name="T41_84"><text:s/></text:span><text:span text:style-name="T41_85">community</text:span><text:span text:style-name="T41_86">.</text:span></text:p>
      <text:p text:style-name="P42"/>
      <text:p text:style-name="P43"><text:span text:style-name="T43_1">See</text:span><text:span text:style-name="T43_2"><text:s/></text:span><text:span text:style-name="T43_3">also</text:span><text:span text:style-name="T43_4">,<text:s/></text:span><text:span text:style-name="T43_5">attached</text:span><text:span text:style-name="T43_6"><text:s/></text:span><text:span text:style-name="T43_7">description</text:span><text:span text:style-name="T43_8"><text:s/></text:span><text:span text:style-name="T43_9">of</text:span><text:span text:style-name="T43_10"><text:s/></text:span><text:span text:style-name="T43_11">SYNHAK</text:span><text:span text:style-name="T43_12"><text:s/></text:span><text:span text:style-name="T43_13">from</text:span><text:span text:style-name="T43_14"><text:s/></text:span><text:span text:style-name="T43_15">on</text:span><text:span text:style-name="T43_16">-</text:span><text:span text:style-name="T43_17">line</text:span><text:span text:style-name="T43_18"><text:s/></text:span><text:span text:style-name="T43_19">materials</text:span><text:span text:style-name="T43_20">.</text:span></text:p>
      <text:p text:style-name="P44"/>
      <text:p text:style-name="P45"><text:span text:style-name="T45_1">See</text:span><text:span text:style-name="T45_2"><text:s/></text:span><text:span text:style-name="T45_3">also</text:span><text:span text:style-name="T45_4">,<text:s/></text:span><text:span text:style-name="T45_5">attached</text:span><text:span text:style-name="T45_6"><text:s/></text:span><text:span text:style-name="T45_7">printout</text:span><text:span text:style-name="T45_8"><text:s/></text:span><text:span text:style-name="T45_9">of</text:span><text:span text:style-name="T45_10"><text:s/></text:span><text:span text:style-name="T45_11">article</text:span><text:span text:style-name="T45_12"><text:s/></text:span><text:span text:style-name="T45_13">published</text:span><text:span text:style-name="T45_14"><text:s/></text:span><text:span text:style-name="T45_15">on</text:span><text:span text:style-name="T45_16"><text:s/></text:span><text:span text:style-name="T45_17">WKSU</text:span><text:span text:style-name="T45_18">.</text:span><text:span text:style-name="T45_19">org</text:span><text:span text:style-name="T45_20"><text:s/></text:span><text:span text:style-name="T45_21">and</text:span><text:span text:style-name="T45_22"><text:s/></text:span><text:span text:style-name="T45_23">broadcast</text:span><text:span text:style-name="T45_24"><text:s/></text:span><text:span text:style-name="T45_25">over</text:span><text:span text:style-name="T45_26"><text:s/>89.7<text:s/></text:span><text:span text:style-name="T45_27">WKSU</text:span><text:span text:style-name="T45_28">-</text:span><text:span text:style-name="T45_29">FM</text:span><text:span text:style-name="T45_30"><text:s/></text:span><text:span text:style-name="T45_31">describing</text:span><text:span text:style-name="T45_32"><text:s/></text:span><text:span text:style-name="T45_33">SYNHAK</text:span><text:span text:style-name="T45_34">,<text:s/></text:span><text:span text:style-name="T45_35">dated</text:span><text:span text:style-name="T45_36"><text:s/></text:span><text:span text:style-name="T45_37">June</text:span><text:span text:style-name="T45_38"><text:s/>4,<text:s/>2012.</text:span></text:p>
      <text:p text:style-name="P46"/>
      <text:p text:style-name="P47"><text:span text:style-name="T47_1">Part</text:span><text:span text:style-name="T47_2"><text:s/></text:span><text:span text:style-name="T47_3">V</text:span><text:span text:style-name="T47_4"><text:s/>(1</text:span><text:span text:style-name="T47_5">a</text:span><text:span text:style-name="T47_6">)<text:s/></text:span><text:span text:style-name="T47_7">Compensation</text:span><text:span text:style-name="T47_8"><text:s/></text:span><text:span text:style-name="T47_9">and</text:span><text:span text:style-name="T47_10"><text:s/></text:span><text:span text:style-name="T47_11">Other</text:span><text:span text:style-name="T47_12"><text:s/></text:span><text:span text:style-name="T47_13">Fnancial</text:span><text:span text:style-name="T47_14"><text:s/></text:span><text:span text:style-name="T47_15">Arrangements</text:span></text:p>
      <text:p text:style-name="P48"><text:span text:style-name="T48_1">List</text:span><text:span text:style-name="T48_2"><text:s/></text:span><text:span text:style-name="T48_3">of</text:span><text:span text:style-name="T48_4"><text:s/></text:span><text:span text:style-name="T48_5">names</text:span><text:span text:style-name="T48_6">,<text:s/></text:span><text:span text:style-name="T48_7">titles</text:span><text:span text:style-name="T48_8">,<text:s/></text:span><text:span text:style-name="T48_9">and</text:span><text:span text:style-name="T48_10"><text:s/></text:span><text:span text:style-name="T48_11">mailing</text:span><text:span text:style-name="T48_12"><text:s/></text:span><text:span text:style-name="T48_13">addresses</text:span><text:span text:style-name="T48_14"><text:s/></text:span><text:span text:style-name="T48_15">of</text:span><text:span text:style-name="T48_16"><text:s/></text:span><text:span text:style-name="T48_17">officers</text:span><text:span text:style-name="T48_18"><text:s/></text:span><text:span text:style-name="T48_19">and</text:span><text:span text:style-name="T48_20"><text:s/></text:span><text:span text:style-name="T48_21">directors</text:span><text:span text:style-name="T48_22"><text:s/></text:span><text:span text:style-name="T48_23">and</text:span><text:span text:style-name="T48_24"><text:s/></text:span><text:span text:style-name="T48_25">their</text:span><text:span text:style-name="T48_26"><text:s/></text:span><text:span text:style-name="T48_27">annual</text:span><text:span text:style-name="T48_28"><text:s/></text:span><text:span text:style-name="T48_29">compensation</text:span></text:p>
      <text:p text:style-name="P49"/>
      <text:p text:style-name="P50"><text:span text:style-name="T50_1">Devin</text:span><text:span text:style-name="T50_2"><text:s/></text:span><text:span text:style-name="T50_3">Wolfe</text:span><text:span text:style-name="T50_4"><text:tab/></text:span><text:span text:style-name="T50_5">Board</text:span><text:span text:style-name="T50_6"><text:s/></text:span><text:span text:style-name="T50_7">Member</text:span><text:span text:style-name="T50_8"><text:tab/>5114<text:s/></text:span><text:span text:style-name="T50_9">S</text:span><text:span text:style-name="T50_10">.<text:s/></text:span><text:span text:style-name="T50_11">Main</text:span><text:span text:style-name="T50_12"><text:s/></text:span><text:span text:style-name="T50_13">St</text:span><text:span text:style-name="T50_14">,<text:s/></text:span><text:span text:style-name="T50_15">Akron</text:span><text:span text:style-name="T50_16">,<text:s/></text:span><text:span text:style-name="T50_17">OH</text:span><text:span text:style-name="T50_18">,<text:s/>43976<text:tab/></text:span><text:span text:style-name="T50_19">No</text:span><text:span text:style-name="T50_20"><text:s/></text:span><text:span text:style-name="T50_21">Compensation</text:span></text:p>
      <text:p text:style-name="P51"/>
      <text:p text:style-name="P52"><text:span text:style-name="T52_1">Part</text:span><text:span text:style-name="T52_2"><text:s/></text:span><text:span text:style-name="T52_3">V</text:span><text:span text:style-name="T52_4"><text:s/>(3</text:span><text:span text:style-name="T52_5">a</text:span><text:span text:style-name="T52_6">)</text:span></text:p>
      <text:p text:style-name="P53"><text:span text:style-name="T53_1">List</text:span><text:span text:style-name="T53_2"><text:s/></text:span><text:span text:style-name="T53_3">of</text:span><text:span text:style-name="T53_4"><text:s/></text:span><text:span text:style-name="T53_5">officers</text:span><text:span text:style-name="T53_6"><text:s/></text:span><text:span text:style-name="T53_7">and</text:span><text:span text:style-name="T53_8"><text:s/></text:span><text:span text:style-name="T53_9">directors</text:span><text:span text:style-name="T53_10"><text:s/></text:span><text:span text:style-name="T53_11">stating</text:span><text:span text:style-name="T53_12"><text:s/></text:span><text:span text:style-name="T53_13">their</text:span><text:span text:style-name="T53_14"><text:s/></text:span><text:span text:style-name="T53_15">qualifications</text:span><text:span text:style-name="T53_16"><text:s/></text:span><text:span text:style-name="T53_17">and</text:span><text:span text:style-name="T53_18"><text:s/></text:span><text:span text:style-name="T53_19">average</text:span><text:span text:style-name="T53_20"><text:s/></text:span><text:span text:style-name="T53_21">hours</text:span><text:span text:style-name="T53_22"><text:s/></text:span><text:span text:style-name="T53_23">worked</text:span><text:span text:style-name="T53_24"><text:s/></text:span><text:span text:style-name="T53_25">and</text:span><text:span text:style-name="T53_26"><text:s/></text:span><text:span text:style-name="T53_27">duties</text:span><text:span text:style-name="T53_28">:</text:span></text:p>
      <text:p text:style-name="P54"><text:span text:style-name="T54_1">Officers</text:span><text:span text:style-name="T54_2">:</text:span></text:p>
      <text:p text:style-name="P55"/>
      <text:p text:style-name="P56"><text:span text:style-name="T56_1">Champion</text:span><text:span text:style-name="T56_2">:<text:s/></text:span><text:span text:style-name="T56_3">Trever</text:span><text:span text:style-name="T56_4"><text:s/></text:span><text:span text:style-name="T56_5">Fischer</text:span><text:span text:style-name="T56_6"><text:s/>1456<text:s/></text:span><text:span text:style-name="T56_7">Riverside</text:span><text:span text:style-name="T56_8"><text:s/></text:span><text:span text:style-name="T56_9">Dr</text:span><text:span text:style-name="T56_10">.<text:s/></text:span><text:span text:style-name="T56_11">Akron</text:span><text:span text:style-name="T56_12">,<text:s/></text:span><text:span text:style-name="T56_13">OH</text:span><text:span text:style-name="T56_14">,<text:s/>44310</text:span></text:p>
      <text:p text:style-name="P57"><text:span text:style-name="T57_1">Duties</text:span><text:span text:style-name="T57_2">:<text:s/></text:span><text:span text:style-name="T57_3">General</text:span><text:span text:style-name="T57_4"><text:s/></text:span><text:span text:style-name="T57_5">manager</text:span><text:span text:style-name="T57_6">,<text:s/></text:span><text:span text:style-name="T57_7">manage</text:span><text:span text:style-name="T57_8"><text:s/></text:span><text:span text:style-name="T57_9">all</text:span><text:span text:style-name="T57_10"><text:s/></text:span><text:span text:style-name="T57_11">officers</text:span><text:span text:style-name="T57_12"><text:s/></text:span><text:span text:style-name="T57_13">and</text:span><text:span text:style-name="T57_14"><text:s/></text:span><text:span text:style-name="T57_15">key</text:span><text:span text:style-name="T57_16"><text:s/></text:span><text:span text:style-name="T57_17">personnel</text:span><text:span text:style-name="T57_18">.<text:s/></text:span><text:span text:style-name="T57_19">Give</text:span><text:span text:style-name="T57_20"><text:s/></text:span><text:span text:style-name="T57_21">presentations</text:span><text:span text:style-name="T57_22"><text:s/></text:span><text:span text:style-name="T57_23">to</text:span><text:span text:style-name="T57_24"><text:s/></text:span><text:span text:style-name="T57_25">community</text:span><text:span text:style-name="T57_26"><text:s/></text:span><text:span text:style-name="T57_27">groups</text:span><text:span text:style-name="T57_28">.<text:s/></text:span><text:span text:style-name="T57_29">Fundraising</text:span><text:span text:style-name="T57_30">.<text:s/></text:span><text:span text:style-name="T57_31">Creating</text:span><text:span text:style-name="T57_32"><text:s/></text:span><text:span text:style-name="T57_33">and</text:span><text:span text:style-name="T57_34"><text:s/></text:span><text:span text:style-name="T57_35">organizing</text:span><text:span text:style-name="T57_36"><text:s/></text:span><text:span text:style-name="T57_37">educational</text:span><text:span text:style-name="T57_38"><text:s/></text:span><text:span text:style-name="T57_39">workshops</text:span><text:span text:style-name="T57_40"><text:s/></text:span><text:span text:style-name="T57_41">and</text:span><text:span text:style-name="T57_42"><text:s/></text:span><text:span text:style-name="T57_43">programs</text:span><text:span text:style-name="T57_44">.</text:span></text:p>
      <text:p text:style-name="P58"/>
      <text:p text:style-name="P59"><text:span text:style-name="T59_1">Hours</text:span><text:span text:style-name="T59_2"><text:s/></text:span><text:span text:style-name="T59_3">worked</text:span><text:span text:style-name="T59_4">:<text:s/></text:span><text:span text:style-name="T59_5">Estimated</text:span><text:span text:style-name="T59_6"><text:s/>8<text:s/></text:span><text:span text:style-name="T59_7">hours</text:span><text:span text:style-name="T59_8"><text:s/></text:span><text:span text:style-name="T59_9">per</text:span><text:span text:style-name="T59_10"><text:s/></text:span><text:span text:style-name="T59_11">month</text:span><text:span text:style-name="T59_12">.</text:span></text:p>
      <text:p text:style-name="P60"/>
      <text:p text:style-name="P61"><text:span text:style-name="T61_1">Qualifications</text:span><text:span text:style-name="T61_2">:<text:s/></text:span><text:span text:style-name="T61_3">Software</text:span><text:span text:style-name="T61_4"><text:s/></text:span><text:span text:style-name="T61_5">Engineer</text:span><text:span text:style-name="T61_6"><text:s/></text:span><text:span text:style-name="T61_7">for</text:span><text:span text:style-name="T61_8"><text:s/></text:span><text:span text:style-name="T61_9">Collabora</text:span><text:span text:style-name="T61_10">,<text:s/></text:span><text:span text:style-name="T61_11">Ltd</text:span><text:span text:style-name="T61_12">,<text:s/></text:span><text:span text:style-name="T61_13">Founding</text:span><text:span text:style-name="T61_14"><text:s/></text:span><text:span text:style-name="T61_15">member</text:span></text:p>
      <text:p text:style-name="P62"/>
      <text:p text:style-name="P63"><text:span text:style-name="T63_1">Champion</text:span><text:span text:style-name="T63_2">:<text:s/></text:span><text:span text:style-name="T63_3">Chris</text:span><text:span text:style-name="T63_4"><text:s/></text:span><text:span text:style-name="T63_5">Egeland</text:span><text:span text:style-name="T63_6"><text:s/>2724<text:s/></text:span><text:span text:style-name="T63_7">Walnut</text:span><text:span text:style-name="T63_8"><text:s/></text:span><text:span text:style-name="T63_9">Ridge</text:span><text:span text:style-name="T63_10"><text:s/></text:span><text:span text:style-name="T63_11">Rd</text:span><text:span text:style-name="T63_12">,<text:s/></text:span><text:span text:style-name="T63_13">Bath</text:span><text:span text:style-name="T63_14">,<text:s/></text:span><text:span text:style-name="T63_15">OH</text:span><text:span text:style-name="T63_16">,<text:s/>44333</text:span></text:p>
      <text:p text:style-name="P64"><text:span text:style-name="T64_1">Duties</text:span><text:span text:style-name="T64_2">:<text:s/></text:span><text:span text:style-name="T64_3">General</text:span><text:span text:style-name="T64_4"><text:s/></text:span><text:span text:style-name="T64_5">manager</text:span><text:span text:style-name="T64_6">,<text:s/></text:span><text:span text:style-name="T64_7">manage</text:span><text:span text:style-name="T64_8"><text:s/></text:span><text:span text:style-name="T64_9">all</text:span><text:span text:style-name="T64_10"><text:s/></text:span><text:span text:style-name="T64_11">officers</text:span><text:span text:style-name="T64_12"><text:s/></text:span><text:span text:style-name="T64_13">and</text:span><text:span text:style-name="T64_14"><text:s/></text:span><text:span text:style-name="T64_15">key</text:span><text:span text:style-name="T64_16"><text:s/></text:span><text:span text:style-name="T64_17">personnel</text:span><text:span text:style-name="T64_18">.<text:s/></text:span><text:span text:style-name="T64_19">Give</text:span><text:span text:style-name="T64_20"><text:s/></text:span><text:span text:style-name="T64_21">presentations</text:span><text:span text:style-name="T64_22"><text:s/></text:span><text:span text:style-name="T64_23">to</text:span><text:span text:style-name="T64_24"><text:s/></text:span><text:span text:style-name="T64_25">community</text:span><text:span text:style-name="T64_26"><text:s/></text:span><text:span text:style-name="T64_27">groups</text:span><text:span text:style-name="T64_28">.<text:s/></text:span><text:span text:style-name="T64_29">Fundraising</text:span><text:span text:style-name="T64_30">.<text:s/></text:span><text:span text:style-name="T64_31">Creating</text:span><text:span text:style-name="T64_32"><text:s/></text:span><text:span text:style-name="T64_33">and</text:span><text:span text:style-name="T64_34"><text:s/></text:span><text:span text:style-name="T64_35">organizing</text:span><text:span text:style-name="T64_36"><text:s/></text:span><text:span text:style-name="T64_37">educational</text:span><text:span text:style-name="T64_38"><text:s/></text:span><text:span text:style-name="T64_39">workshops</text:span><text:span text:style-name="T64_40"><text:s/></text:span><text:span text:style-name="T64_41">and</text:span><text:span text:style-name="T64_42"><text:s/></text:span><text:span text:style-name="T64_43">programs</text:span><text:span text:style-name="T64_44">.</text:span></text:p>
      <text:p text:style-name="P65"/>
      <text:p text:style-name="P66"><text:span text:style-name="T66_1">Hours</text:span><text:span text:style-name="T66_2"><text:s/></text:span><text:span text:style-name="T66_3">worked</text:span><text:span text:style-name="T66_4">:<text:s/></text:span><text:span text:style-name="T66_5">Estimated</text:span><text:span text:style-name="T66_6"><text:s/>8<text:s/></text:span><text:span text:style-name="T66_7">hours</text:span><text:span text:style-name="T66_8"><text:s/></text:span><text:span text:style-name="T66_9">per</text:span><text:span text:style-name="T66_10"><text:s/></text:span><text:span text:style-name="T66_11">month</text:span><text:span text:style-name="T66_12">.</text:span></text:p>
      <text:p text:style-name="P67"/>
      <text:p text:style-name="P68"><text:span text:style-name="T68_1">Qualifications</text:span><text:span text:style-name="T68_2">:<text:s/></text:span><text:span text:style-name="T68_3">Systems</text:span><text:span text:style-name="T68_4"><text:s/></text:span><text:span text:style-name="T68_5">Administrator</text:span><text:span text:style-name="T68_6"><text:s/></text:span><text:span text:style-name="T68_7">at</text:span><text:span text:style-name="T68_8"><text:s/></text:span><text:span text:style-name="T68_9">Ferrotherm</text:span><text:span text:style-name="T68_10"><text:s/></text:span><text:span text:style-name="T68_11">Corporation</text:span><text:span text:style-name="T68_12">,<text:s/></text:span><text:span text:style-name="T68_13">Founding</text:span><text:span text:style-name="T68_14"><text:s/></text:span><text:span text:style-name="T68_15">member</text:span></text:p>
      <text:p text:style-name="P69"/>
      <text:p text:style-name="P70"><text:span text:style-name="T70_1">Secretary</text:span><text:span text:style-name="T70_2">/</text:span><text:span text:style-name="T70_3">Treasurer</text:span><text:span text:style-name="T70_4">:<text:s/></text:span><text:span text:style-name="T70_5">Penny</text:span><text:span text:style-name="T70_6"><text:s/></text:span><text:span text:style-name="T70_7">Golightley</text:span><text:span text:style-name="T70_8"><text:s/>1456<text:s/></text:span><text:span text:style-name="T70_9">Riverside</text:span><text:span text:style-name="T70_10"><text:s/></text:span><text:span text:style-name="T70_11">Dr</text:span><text:span text:style-name="T70_12">,<text:s/></text:span><text:span text:style-name="T70_13">Akron</text:span><text:span text:style-name="T70_14">,<text:s/></text:span><text:span text:style-name="T70_15">OH</text:span><text:span text:style-name="T70_16">,<text:s/>44310</text:span></text:p>
      <text:p text:style-name="P71"><text:span text:style-name="T71_1"><text:line-break/></text:span><text:span text:style-name="T71_2">Duties</text:span><text:span text:style-name="T71_3">:<text:s/></text:span><text:span text:style-name="T71_4">Accounting</text:span><text:span text:style-name="T71_5"><text:s/></text:span><text:span text:style-name="T71_6">and</text:span><text:span text:style-name="T71_7"><text:s/></text:span><text:span text:style-name="T71_8">finances</text:span><text:span text:style-name="T71_9">.<text:s/></text:span><text:span text:style-name="T71_10">Record</text:span><text:span text:style-name="T71_11"><text:s/></text:span><text:span text:style-name="T71_12">all</text:span><text:span text:style-name="T71_13"><text:s/></text:span><text:span text:style-name="T71_14">income</text:span><text:span text:style-name="T71_15"><text:s/></text:span><text:span text:style-name="T71_16">and</text:span><text:span text:style-name="T71_17"><text:s/></text:span><text:span text:style-name="T71_18">expenses</text:span><text:span text:style-name="T71_19">.<text:s/></text:span><text:span text:style-name="T71_20">Short</text:span><text:span text:style-name="T71_21"><text:s/></text:span><text:span text:style-name="T71_22">report</text:span><text:span text:style-name="T71_23"><text:s/></text:span><text:span text:style-name="T71_24">to</text:span><text:span text:style-name="T71_25"><text:s/></text:span><text:span text:style-name="T71_26">membership</text:span><text:span text:style-name="T71_27"><text:s/></text:span><text:span text:style-name="T71_28">each</text:span><text:span text:style-name="T71_29"><text:s/></text:span><text:span text:style-name="T71_30">weekly</text:span><text:span text:style-name="T71_31"><text:s/></text:span><text:span text:style-name="T71_32">meeting</text:span><text:span text:style-name="T71_33">.<text:s/></text:span><text:span text:style-name="T71_34">Deal</text:span><text:span text:style-name="T71_35"><text:s/></text:span><text:span text:style-name="T71_36">with</text:span><text:span text:style-name="T71_37"><text:s/></text:span><text:span text:style-name="T71_38">taxes</text:span><text:span text:style-name="T71_39">.<text:s/></text:span><text:span text:style-name="T71_40">Collect</text:span><text:span text:style-name="T71_41"><text:s/></text:span><text:span text:style-name="T71_42">dues</text:span><text:span text:style-name="T71_43">.<text:s/></text:span><text:span text:style-name="T71_44">Maintain</text:span><text:span text:style-name="T71_45"><text:s/></text:span><text:span text:style-name="T71_46">membership</text:span><text:span text:style-name="T71_47"><text:s/></text:span><text:span text:style-name="T71_48">and</text:span><text:span text:style-name="T71_49"><text:s/></text:span><text:span text:style-name="T71_50">meeting</text:span><text:span text:style-name="T71_51"><text:s/></text:span><text:span text:style-name="T71_52">records</text:span><text:span text:style-name="T71_53">.</text:span></text:p>
      <text:p text:style-name="P72"/>
      <text:p text:style-name="P73"><text:span text:style-name="T73_1">Hours</text:span><text:span text:style-name="T73_2"><text:s/></text:span><text:span text:style-name="T73_3">worked</text:span><text:span text:style-name="T73_4">:<text:s/></text:span><text:span text:style-name="T73_5">Estimated</text:span><text:span text:style-name="T73_6"><text:s/>8<text:s/></text:span><text:span text:style-name="T73_7">hours</text:span><text:span text:style-name="T73_8"><text:s/></text:span><text:span text:style-name="T73_9">per</text:span><text:span text:style-name="T73_10"><text:s/></text:span><text:span text:style-name="T73_11">week</text:span></text:p>
      <text:p text:style-name="P74"/>
      <text:p text:style-name="P75"><text:span text:style-name="T75_1">Qualifications</text:span><text:span text:style-name="T75_2">:<text:s/></text:span><text:span text:style-name="T75_3">Minor</text:span><text:span text:style-name="T75_4"><text:s/></text:span><text:span text:style-name="T75_5">in</text:span><text:span text:style-name="T75_6"><text:s/></text:span><text:span text:style-name="T75_7">Mathematics</text:span><text:span text:style-name="T75_8"><text:s/></text:span><text:span text:style-name="T75_9">from</text:span><text:span text:style-name="T75_10"><text:s/></text:span><text:span text:style-name="T75_11">Ohio</text:span><text:span text:style-name="T75_12"><text:s/></text:span><text:span text:style-name="T75_13">University</text:span><text:span text:style-name="T75_14">,<text:s/></text:span><text:span text:style-name="T75_15">Chemical</text:span><text:span text:style-name="T75_16"><text:s/></text:span><text:span text:style-name="T75_17">Engineering</text:span><text:span text:style-name="T75_18"><text:s/></text:span><text:span text:style-name="T75_19">Major</text:span><text:span text:style-name="T75_20"><text:s/></text:span><text:span text:style-name="T75_21">at</text:span><text:span text:style-name="T75_22"><text:s/></text:span><text:span text:style-name="T75_23">University</text:span><text:span text:style-name="T75_24"><text:s/></text:span><text:span text:style-name="T75_25">of</text:span><text:span text:style-name="T75_26"><text:s/></text:span><text:span text:style-name="T75_27">Akron</text:span><text:span text:style-name="T75_28">.</text:span></text:p>
      <text:p text:style-name="P76"/>
      <text:p text:style-name="P77"><text:span text:style-name="T77_1">Directors</text:span><text:span text:style-name="T77_2">:</text:span></text:p>
      <text:p text:style-name="P78"/>
      <text:p text:style-name="P79"><text:span text:style-name="T79_1">Devin</text:span><text:span text:style-name="T79_2"><text:s/></text:span><text:span text:style-name="T79_3">Wolfe</text:span><text:span text:style-name="T79_4">,<text:s/>5114<text:s/></text:span><text:span text:style-name="T79_5">S</text:span><text:span text:style-name="T79_6">.<text:s/></text:span><text:span text:style-name="T79_7">Main</text:span><text:span text:style-name="T79_8"><text:s/></text:span><text:span text:style-name="T79_9">St</text:span><text:span text:style-name="T79_10">,<text:s/></text:span><text:span text:style-name="T79_11">Akron</text:span><text:span text:style-name="T79_12">,<text:s/></text:span><text:span text:style-name="T79_13">OH</text:span><text:span text:style-name="T79_14">,<text:s/>43976</text:span></text:p>
      <text:p text:style-name="P80"/>
      <text:p text:style-name="P81"><text:span text:style-name="T81_1">Duties</text:span><text:span text:style-name="T81_2">:<text:s/></text:span><text:span text:style-name="T81_3">Public</text:span><text:span text:style-name="T81_4"><text:s/></text:span><text:span text:style-name="T81_5">relations</text:span><text:span text:style-name="T81_6">,<text:s/></text:span><text:span text:style-name="T81_7">promotional</text:span><text:span text:style-name="T81_8">,<text:s/></text:span><text:span text:style-name="T81_9">networking</text:span></text:p>
      <text:p text:style-name="P82"/>
      <text:p text:style-name="P83"><text:span text:style-name="T83_1">Hours</text:span><text:span text:style-name="T83_2"><text:s/></text:span><text:span text:style-name="T83_3">worked</text:span><text:span text:style-name="T83_4">:<text:s/>8<text:s/></text:span><text:span text:style-name="T83_5">hours</text:span><text:span text:style-name="T83_6"><text:s/></text:span><text:span text:style-name="T83_7">per</text:span><text:span text:style-name="T83_8"><text:s/></text:span><text:span text:style-name="T83_9">month</text:span></text:p>
      <text:p text:style-name="P84"/>
      <text:p text:style-name="P85"><text:span text:style-name="T85_1">Qualifications</text:span><text:span text:style-name="T85_2">:<text:s/></text:span><text:span text:style-name="T85_3">Professional</text:span><text:span text:style-name="T85_4"><text:s/></text:span><text:span text:style-name="T85_5">Machinest</text:span></text:p>
      <text:p text:style-name="P86"/>
      <text:p text:style-name="P87"><text:span text:style-name="T87_1">Markus</text:span><text:span text:style-name="T87_2"><text:s/></text:span><text:span text:style-name="T87_3">Vogl</text:span><text:span text:style-name="T87_4">,<text:s/>7734<text:s/></text:span><text:span text:style-name="T87_5">Diagonal</text:span><text:span text:style-name="T87_6"><text:s/></text:span><text:span text:style-name="T87_7">Rd</text:span><text:span text:style-name="T87_8">,<text:s/></text:span><text:span text:style-name="T87_9">Kent</text:span><text:span text:style-name="T87_10">,<text:s/></text:span><text:span text:style-name="T87_11">OH</text:span><text:span text:style-name="T87_12">,<text:s/>44240</text:span></text:p>
      <text:p text:style-name="P88"/>
      <text:p text:style-name="P89"><text:span text:style-name="T89_1">Duties</text:span><text:span text:style-name="T89_2">:<text:s/></text:span><text:span text:style-name="T89_3">Networking</text:span><text:span text:style-name="T89_4">,<text:s/></text:span><text:span text:style-name="T89_5">university</text:span><text:span text:style-name="T89_6"><text:s/></text:span><text:span text:style-name="T89_7">relations</text:span></text:p>
      <text:p text:style-name="P90"/>
      <text:p text:style-name="P91"><text:span text:style-name="T91_1">Hours</text:span><text:span text:style-name="T91_2"><text:s/></text:span><text:span text:style-name="T91_3">worked</text:span><text:span text:style-name="T91_4">:<text:s/>8<text:s/></text:span><text:span text:style-name="T91_5">hours</text:span><text:span text:style-name="T91_6"><text:s/></text:span><text:span text:style-name="T91_7">per</text:span><text:span text:style-name="T91_8"><text:s/></text:span><text:span text:style-name="T91_9">month</text:span></text:p>
      <text:p text:style-name="P92"/>
      <text:p text:style-name="P93"><text:span text:style-name="T93_1">Qualifications</text:span><text:span text:style-name="T93_2">:<text:s/></text:span><text:span text:style-name="T93_3">Assistant</text:span><text:span text:style-name="T93_4"><text:s/></text:span><text:span text:style-name="T93_5">Graphic</text:span><text:span text:style-name="T93_6"><text:s/></text:span><text:span text:style-name="T93_7">Design</text:span><text:span text:style-name="T93_8"><text:s/></text:span><text:span text:style-name="T93_9">Professor</text:span><text:span text:style-name="T93_10">,<text:s/></text:span><text:span text:style-name="T93_11">Founder</text:span><text:span text:style-name="T93_12"><text:s/></text:span><text:span text:style-name="T93_13">of</text:span><text:span text:style-name="T93_14"><text:s/></text:span><text:span text:style-name="T93_15">Pixel</text:span><text:span text:style-name="T93_16"><text:s/></text:span><text:span text:style-name="T93_17">Foundry</text:span></text:p>
      <text:p text:style-name="P94"/>
      <text:p text:style-name="P95"><text:span text:style-name="T95_1">Guarev</text:span><text:span text:style-name="T95_2"><text:s/></text:span><text:span text:style-name="T95_3">Saxena</text:span><text:span text:style-name="T95_4">,<text:s/>617<text:s/></text:span><text:span text:style-name="T95_5">Shook</text:span><text:span text:style-name="T95_6"><text:s/></text:span><text:span text:style-name="T95_7">Rd</text:span><text:span text:style-name="T95_8">,<text:s/></text:span><text:span text:style-name="T95_9">Akron</text:span><text:span text:style-name="T95_10">,<text:s/></text:span><text:span text:style-name="T95_11">OH</text:span><text:span text:style-name="T95_12">,<text:s/>44319</text:span></text:p>
      <text:p text:style-name="P96"/>
      <text:p text:style-name="P97"><text:span text:style-name="T97_1">Duties</text:span><text:span text:style-name="T97_2">:<text:s/></text:span><text:span text:style-name="T97_3">Networking</text:span><text:span text:style-name="T97_4">,<text:s/></text:span><text:span text:style-name="T97_5">business</text:span><text:span text:style-name="T97_6"><text:s/></text:span><text:span text:style-name="T97_7">relations</text:span></text:p>
      <text:p text:style-name="P98"/>
      <text:p text:style-name="P99"><text:span text:style-name="T99_1">Hours</text:span><text:span text:style-name="T99_2"><text:s/></text:span><text:span text:style-name="T99_3">worked</text:span><text:span text:style-name="T99_4">:<text:s/>8<text:s/></text:span><text:span text:style-name="T99_5">hours</text:span><text:span text:style-name="T99_6"><text:s/></text:span><text:span text:style-name="T99_7">per</text:span><text:span text:style-name="T99_8"><text:s/></text:span><text:span text:style-name="T99_9">month</text:span></text:p>
      <text:p text:style-name="P100"/>
      <text:p text:style-name="P101"><text:span text:style-name="T101_1">Qualifications</text:span><text:span text:style-name="T101_2">:<text:s/></text:span><text:span text:style-name="T101_3">Senior</text:span><text:span text:style-name="T101_4"><text:s/></text:span><text:span text:style-name="T101_5">Software</text:span><text:span text:style-name="T101_6"><text:s/></text:span><text:span text:style-name="T101_7">Engineer</text:span></text:p>
      <text:p text:style-name="P102"/>
      <text:p text:style-name="P103"><text:span text:style-name="T103_1">Part</text:span><text:span text:style-name="T103_2"><text:s/></text:span><text:span text:style-name="T103_3">V</text:span><text:span text:style-name="T103_4"><text:s/>(5</text:span><text:span text:style-name="T103_5">a</text:span><text:span text:style-name="T103_6">)</text:span><text:span text:style-name="T103_7"><text:s/></text:span><text:span text:style-name="T103_8">Conflict</text:span><text:span text:style-name="T103_9"><text:s/></text:span><text:span text:style-name="T103_10">of</text:span><text:span text:style-name="T103_11"><text:s/></text:span><text:span text:style-name="T103_12">Interest</text:span><text:span text:style-name="T103_13"><text:s/></text:span><text:span text:style-name="T103_14">Policy</text:span></text:p>
      <text:p text:style-name="P104"/>
      <text:p text:style-name="P105"><text:span text:style-name="T105_1">See</text:span><text:span text:style-name="T105_2"><text:s/></text:span><text:span text:style-name="T105_3">Bylaws</text:span><text:span text:style-name="T105_4">,<text:s/></text:span><text:span text:style-name="T105_5">page</text:span><text:span text:style-name="T105_6"><text:s/>13</text:span></text:p>
      <text:p text:style-name="P106"/>
      <text:p text:style-name="P107"><text:span text:style-name="T107_1">Part</text:span><text:span text:style-name="T107_2"><text:s/></text:span><text:span text:style-name="T107_3">VI</text:span><text:span text:style-name="T107_4"><text:s/>(1</text:span><text:span text:style-name="T107_5">a</text:span><text:span text:style-name="T107_6">)</text:span></text:p>
      <text:p text:style-name="P108"><text:span text:style-name="T108_1">Describe</text:span><text:span text:style-name="T108_2"><text:s/></text:span><text:span text:style-name="T108_3">each</text:span><text:span text:style-name="T108_4"><text:s/></text:span><text:span text:style-name="T108_5">program</text:span><text:span text:style-name="T108_6"><text:s/></text:span><text:span text:style-name="T108_7">that</text:span><text:span text:style-name="T108_8"><text:s/></text:span><text:span text:style-name="T108_9">provides</text:span><text:span text:style-name="T108_10"><text:s/></text:span><text:span text:style-name="T108_11">goods</text:span><text:span text:style-name="T108_12">,<text:s/></text:span><text:span text:style-name="T108_13">services</text:span><text:span text:style-name="T108_14">,<text:s/></text:span><text:span text:style-name="T108_15">or</text:span><text:span text:style-name="T108_16"><text:s/></text:span><text:span text:style-name="T108_17">funds</text:span><text:span text:style-name="T108_18"><text:s/></text:span><text:span text:style-name="T108_19">to</text:span><text:span text:style-name="T108_20"><text:s/></text:span><text:span text:style-name="T108_21">individuals</text:span><text:span text:style-name="T108_22">.</text:span></text:p>
      <text:p text:style-name="P109"><text:span text:style-name="T109_1">For</text:span><text:span text:style-name="T109_2"><text:s/></text:span><text:span text:style-name="T109_3">description</text:span><text:span text:style-name="T109_4"><text:s/></text:span><text:span text:style-name="T109_5">of</text:span><text:span text:style-name="T109_6"><text:s/></text:span><text:span text:style-name="T109_7">programs</text:span><text:span text:style-name="T109_8">,<text:s/></text:span><text:span text:style-name="T109_9">see</text:span><text:span text:style-name="T109_10"><text:s/></text:span><text:span text:style-name="T109_11">page</text:span><text:span text:style-name="T109_12"><text:s/>1-2<text:s/></text:span><text:span text:style-name="T109_13">of</text:span><text:span text:style-name="T109_14"><text:s/></text:span><text:span text:style-name="T109_15">this</text:span><text:span text:style-name="T109_16"><text:s/></text:span><text:span text:style-name="T109_17">attachment</text:span><text:span text:style-name="T109_18">.</text:span></text:p>
      <text:p text:style-name="P110"/>
      <text:p text:style-name="P111"><text:span text:style-name="T111_1">Part</text:span><text:span text:style-name="T111_2"><text:s/></text:span><text:span text:style-name="T111_3">VI</text:span><text:span text:style-name="T111_4"><text:s/>(3)</text:span></text:p>
      <text:p text:style-name="P112"><text:span text:style-name="T112_1">Recipients</text:span><text:span text:style-name="T112_2"><text:s/></text:span><text:span text:style-name="T112_3">of</text:span><text:span text:style-name="T112_4"><text:s/></text:span><text:span text:style-name="T112_5">goods</text:span><text:span text:style-name="T112_6"><text:s/></text:span><text:span text:style-name="T112_7">or</text:span><text:span text:style-name="T112_8"><text:s/></text:span><text:span text:style-name="T112_9">services</text:span><text:span text:style-name="T112_10"><text:s/></text:span><text:span text:style-name="T112_11">provided</text:span><text:span text:style-name="T112_12"><text:s/></text:span><text:span text:style-name="T112_13">by</text:span><text:span text:style-name="T112_14"><text:s/></text:span><text:span text:style-name="T112_15">the</text:span><text:span text:style-name="T112_16"><text:s/></text:span><text:span text:style-name="T112_17">applicant</text:span><text:span text:style-name="T112_18"><text:s/></text:span><text:span text:style-name="T112_19">may</text:span><text:span text:style-name="T112_20"><text:s/></text:span><text:span text:style-name="T112_21">have</text:span><text:span text:style-name="T112_22"><text:s/></text:span><text:span text:style-name="T112_23">a</text:span><text:span text:style-name="T112_24"><text:s/></text:span><text:span text:style-name="T112_25">family</text:span><text:span text:style-name="T112_26"><text:s/></text:span><text:span text:style-name="T112_27">or</text:span><text:span text:style-name="T112_28"><text:s/></text:span><text:span text:style-name="T112_29">business</text:span><text:span text:style-name="T112_30"><text:s/></text:span><text:span text:style-name="T112_31">relationship</text:span><text:span text:style-name="T112_32"><text:s/></text:span><text:span text:style-name="T112_33">with</text:span><text:span text:style-name="T112_34"><text:s/></text:span><text:span text:style-name="T112_35">an</text:span><text:span text:style-name="T112_36"><text:s/></text:span><text:span text:style-name="T112_37">officer</text:span><text:span text:style-name="T112_38">,<text:s/></text:span><text:span text:style-name="T112_39">director</text:span><text:span text:style-name="T112_40">,<text:s/></text:span><text:span text:style-name="T112_41">trustee</text:span><text:span text:style-name="T112_42"><text:s/></text:span><text:span text:style-name="T112_43">or</text:span><text:span text:style-name="T112_44"><text:s/></text:span><text:span text:style-name="T112_45">highly</text:span><text:span text:style-name="T112_46"><text:s/></text:span><text:span text:style-name="T112_47">compensated</text:span><text:span text:style-name="T112_48"><text:s/></text:span><text:span text:style-name="T112_49">employee</text:span><text:span text:style-name="T112_50"><text:s/></text:span><text:span text:style-name="T112_51">or</text:span><text:span text:style-name="T112_52"><text:s/></text:span><text:span text:style-name="T112_53">independent</text:span><text:span text:style-name="T112_54"><text:s/></text:span><text:span text:style-name="T112_55">contractor</text:span><text:span text:style-name="T112_56">,<text:s/></text:span><text:span text:style-name="T112_57">but</text:span><text:span text:style-name="T112_58"><text:s/></text:span><text:span text:style-name="T112_59">they</text:span><text:span text:style-name="T112_60"><text:s/></text:span><text:span text:style-name="T112_61">will</text:span><text:span text:style-name="T112_62"><text:s/></text:span><text:span text:style-name="T112_63">be</text:span><text:span text:style-name="T112_64"><text:s/></text:span><text:span text:style-name="T112_65">treated</text:span><text:span text:style-name="T112_66"><text:s/></text:span><text:span text:style-name="T112_67">no</text:span><text:span text:style-name="T112_68"><text:s/></text:span><text:span text:style-name="T112_69">differently</text:span><text:span text:style-name="T112_70"><text:s/></text:span><text:span text:style-name="T112_71">from</text:span><text:span text:style-name="T112_72"><text:s/></text:span><text:span text:style-name="T112_73">any</text:span><text:span text:style-name="T112_74"><text:s/></text:span><text:span text:style-name="T112_75">other</text:span><text:span text:style-name="T112_76"><text:s/></text:span><text:span text:style-name="T112_77">member</text:span><text:span text:style-name="T112_78"><text:s/></text:span><text:span text:style-name="T112_79">of</text:span><text:span text:style-name="T112_80"><text:s/></text:span><text:span text:style-name="T112_81">the</text:span><text:span text:style-name="T112_82"><text:s/></text:span><text:span text:style-name="T112_83">general</text:span><text:span text:style-name="T112_84"><text:s/></text:span><text:span text:style-name="T112_85">public</text:span><text:span text:style-name="T112_86">.</text:span></text:p>
      <text:p text:style-name="P113"/>
      <text:p text:style-name="P114"/>
      <text:p text:style-name="P115"><text:span text:style-name="T115_1">Part</text:span><text:span text:style-name="T115_2"><text:s/></text:span><text:span text:style-name="T115_3">VIII</text:span></text:p>
      <text:p text:style-name="P116"><text:span text:style-name="T116_1">4.</text:span><text:span text:style-name="T116_2">a</text:span><text:span text:style-name="T116_3"><text:s/></text:span><text:span text:style-name="T116_4">Description</text:span><text:span text:style-name="T116_5"><text:s/></text:span><text:span text:style-name="T116_6">of</text:span><text:span text:style-name="T116_7"><text:s/></text:span><text:span text:style-name="T116_8">fundraising</text:span><text:span text:style-name="T116_9"><text:s/></text:span><text:span text:style-name="T116_10">programs</text:span></text:p>
      <text:p text:style-name="P117"/>
      <text:p text:style-name="P118"><text:span text:style-name="T118_1">SYNHAK</text:span><text:span text:style-name="T118_2"><text:s/></text:span><text:span text:style-name="T118_3">members</text:span><text:span text:style-name="T118_4"><text:s/></text:span><text:span text:style-name="T118_5">self</text:span><text:span text:style-name="T118_6">-</text:span><text:span text:style-name="T118_7">organize</text:span><text:span text:style-name="T118_8"><text:s/></text:span><text:span text:style-name="T118_9">fundraising</text:span><text:span text:style-name="T118_10"><text:s/></text:span><text:span text:style-name="T118_11">events</text:span><text:span text:style-name="T118_12"><text:s/></text:span><text:span text:style-name="T118_13">at</text:span><text:span text:style-name="T118_14"><text:s/></text:span><text:span text:style-name="T118_15">the</text:span><text:span text:style-name="T118_16"><text:s/>1456<text:s/></text:span><text:span text:style-name="T118_17">Riverside</text:span><text:span text:style-name="T118_18"><text:s/></text:span><text:span text:style-name="T118_19">Drive</text:span><text:span text:style-name="T118_20"><text:s/></text:span><text:span text:style-name="T118_21">location</text:span><text:span text:style-name="T118_22">.<text:s/></text:span><text:span text:style-name="T118_23">These</text:span><text:span text:style-name="T118_24"><text:s/></text:span><text:span text:style-name="T118_25">events</text:span><text:span text:style-name="T118_26"><text:s/></text:span><text:span text:style-name="T118_27">invite</text:span><text:span text:style-name="T118_28"><text:s/></text:span><text:span text:style-name="T118_29">the</text:span><text:span text:style-name="T118_30"><text:s/></text:span><text:span text:style-name="T118_31">general</text:span><text:span text:style-name="T118_32"><text:s/></text:span><text:span text:style-name="T118_33">public</text:span><text:span text:style-name="T118_34"><text:s/></text:span><text:span text:style-name="T118_35">to</text:span><text:span text:style-name="T118_36"><text:s/></text:span><text:span text:style-name="T118_37">tour</text:span><text:span text:style-name="T118_38"><text:s/></text:span><text:span text:style-name="T118_39">the</text:span><text:span text:style-name="T118_40"><text:s/></text:span><text:span text:style-name="T118_41">space</text:span><text:span text:style-name="T118_42"><text:s/></text:span><text:span text:style-name="T118_43">and</text:span><text:span text:style-name="T118_44"><text:s/></text:span><text:span text:style-name="T118_45">learn</text:span><text:span text:style-name="T118_46"><text:s/></text:span><text:span text:style-name="T118_47">more</text:span><text:span text:style-name="T118_48"><text:s/></text:span><text:span text:style-name="T118_49">about</text:span><text:span text:style-name="T118_50"><text:s/></text:span><text:span text:style-name="T118_51">projects</text:span><text:span text:style-name="T118_52"><text:s/></text:span><text:span text:style-name="T118_53">and</text:span><text:span text:style-name="T118_54"><text:s/></text:span><text:span text:style-name="T118_55">services</text:span><text:span text:style-name="T118_56"><text:s/></text:span><text:span text:style-name="T118_57">at</text:span><text:span text:style-name="T118_58"><text:s/></text:span><text:span text:style-name="T118_59">SYNHAK</text:span><text:span text:style-name="T118_60">.<text:s/></text:span><text:span text:style-name="T118_61">No</text:span><text:span text:style-name="T118_62"><text:s/></text:span><text:span text:style-name="T118_63">admission</text:span><text:span text:style-name="T118_64"><text:s/></text:span><text:span text:style-name="T118_65">is</text:span><text:span text:style-name="T118_66"><text:s/></text:span><text:span text:style-name="T118_67">charged</text:span><text:span text:style-name="T118_68">,<text:s/></text:span><text:span text:style-name="T118_69">but</text:span><text:span text:style-name="T118_70"><text:s/></text:span><text:span text:style-name="T118_71">guests</text:span><text:span text:style-name="T118_72"><text:s/></text:span><text:span text:style-name="T118_73">are</text:span><text:span text:style-name="T118_74"><text:s/></text:span><text:span text:style-name="T118_75">encouraged</text:span><text:span text:style-name="T118_76"><text:s/></text:span><text:span text:style-name="T118_77">to</text:span><text:span text:style-name="T118_78"><text:s/></text:span><text:span text:style-name="T118_79">donate</text:span><text:span text:style-name="T118_80"><text:s/></text:span><text:span text:style-name="T118_81">what</text:span><text:span text:style-name="T118_82"><text:s/></text:span><text:span text:style-name="T118_83">they</text:span><text:span text:style-name="T118_84"><text:s/></text:span><text:span text:style-name="T118_85">wish</text:span><text:span text:style-name="T118_86">.</text:span></text:p>
      <text:p text:style-name="P119"/>
      <text:p text:style-name="P120"><text:span text:style-name="T120_1">Members</text:span><text:span text:style-name="T120_2"><text:s/></text:span><text:span text:style-name="T120_3">may</text:span><text:span text:style-name="T120_4"><text:s/></text:span><text:span text:style-name="T120_5">also</text:span><text:span text:style-name="T120_6"><text:s/></text:span><text:span text:style-name="T120_7">approach</text:span><text:span text:style-name="T120_8"><text:s/></text:span><text:span text:style-name="T120_9">companies</text:span><text:span text:style-name="T120_10"><text:s/></text:span><text:span text:style-name="T120_11">to</text:span><text:span text:style-name="T120_12"><text:s/></text:span><text:span text:style-name="T120_13">explore</text:span><text:span text:style-name="T120_14"><text:s/></text:span><text:span text:style-name="T120_15">the</text:span><text:span text:style-name="T120_16"><text:s/></text:span><text:span text:style-name="T120_17">posibility</text:span><text:span text:style-name="T120_18"><text:s/></text:span><text:span text:style-name="T120_19">of</text:span><text:span text:style-name="T120_20"><text:s/></text:span><text:span text:style-name="T120_21">in</text:span><text:span text:style-name="T120_22">-</text:span><text:span text:style-name="T120_23">kind</text:span><text:span text:style-name="T120_24"><text:s/></text:span><text:span text:style-name="T120_25">or</text:span><text:span text:style-name="T120_26"><text:s/></text:span><text:span text:style-name="T120_27">equipment</text:span><text:span text:style-name="T120_28"><text:s/></text:span><text:span text:style-name="T120_29">donations</text:span><text:span text:style-name="T120_30">.<text:s/></text:span><text:span text:style-name="T120_31">These</text:span><text:span text:style-name="T120_32"><text:s/></text:span><text:span text:style-name="T120_33">companies</text:span><text:span text:style-name="T120_34"><text:s/></text:span><text:span text:style-name="T120_35">may</text:span><text:span text:style-name="T120_36"><text:s/></text:span><text:span text:style-name="T120_37">be</text:span><text:span text:style-name="T120_38"><text:s/></text:span><text:span text:style-name="T120_39">located</text:span><text:span text:style-name="T120_40"><text:s/></text:span><text:span text:style-name="T120_41">in</text:span><text:span text:style-name="T120_42"><text:s/></text:span><text:span text:style-name="T120_43">Akron</text:span><text:span text:style-name="T120_44"><text:s/></text:span><text:span text:style-name="T120_45">or</text:span><text:span text:style-name="T120_46"><text:s/></text:span><text:span text:style-name="T120_47">elsewhere</text:span><text:span text:style-name="T120_48"><text:s/></text:span><text:span text:style-name="T120_49">in</text:span><text:span text:style-name="T120_50"><text:s/></text:span><text:span text:style-name="T120_51">the</text:span><text:span text:style-name="T120_52"><text:s/></text:span><text:span text:style-name="T120_53">world</text:span><text:span text:style-name="T120_54">.</text:span></text:p>
      <text:p text:style-name="P121"/>
      <text:p text:style-name="P122"><text:span text:style-name="T122_1">SYNHAK</text:span><text:span text:style-name="T122_2"><text:s/></text:span><text:span text:style-name="T122_3">members</text:span><text:span text:style-name="T122_4"><text:s/></text:span><text:span text:style-name="T122_5">or</text:span><text:span text:style-name="T122_6"><text:s/></text:span><text:span text:style-name="T122_7">officers</text:span><text:span text:style-name="T122_8"><text:s/></text:span><text:span text:style-name="T122_9">may</text:span><text:span text:style-name="T122_10"><text:s/></text:span><text:span text:style-name="T122_11">also</text:span><text:span text:style-name="T122_12"><text:s/></text:span><text:span text:style-name="T122_13">in</text:span><text:span text:style-name="T122_14"><text:s/></text:span><text:span text:style-name="T122_15">the</text:span><text:span text:style-name="T122_16"><text:s/></text:span><text:span text:style-name="T122_17">future</text:span><text:span text:style-name="T122_18"><text:s/></text:span><text:span text:style-name="T122_19">apply</text:span><text:span text:style-name="T122_20"><text:s/></text:span><text:span text:style-name="T122_21">for</text:span><text:span text:style-name="T122_22"><text:s/></text:span><text:span text:style-name="T122_23">grants</text:span><text:span text:style-name="T122_24"><text:s/></text:span><text:span text:style-name="T122_25">on</text:span><text:span text:style-name="T122_26"><text:s/></text:span><text:span text:style-name="T122_27">behalf</text:span><text:span text:style-name="T122_28"><text:s/></text:span><text:span text:style-name="T122_29">of</text:span><text:span text:style-name="T122_30"><text:s/></text:span><text:span text:style-name="T122_31">the</text:span><text:span text:style-name="T122_32"><text:s/></text:span><text:span text:style-name="T122_33">organization</text:span><text:span text:style-name="T122_34">.<text:s/></text:span><text:span text:style-name="T122_35">We</text:span><text:span text:style-name="T122_36"><text:s/></text:span><text:span text:style-name="T122_37">do</text:span><text:span text:style-name="T122_38"><text:s/></text:span><text:span text:style-name="T122_39">not</text:span><text:span text:style-name="T122_40"><text:s/></text:span><text:span text:style-name="T122_41">anticpicate</text:span><text:span text:style-name="T122_42"><text:s/></text:span><text:span text:style-name="T122_43">hiring</text:span><text:span text:style-name="T122_44"><text:s/></text:span><text:span text:style-name="T122_45">professional</text:span><text:span text:style-name="T122_46"><text:s/></text:span><text:span text:style-name="T122_47">fundraising</text:span><text:span text:style-name="T122_48"><text:s/></text:span><text:span text:style-name="T122_49">staff</text:span><text:span text:style-name="T122_50"><text:s/></text:span><text:span text:style-name="T122_51">or</text:span><text:span text:style-name="T122_52"><text:s/></text:span><text:span text:style-name="T122_53">consultants</text:span><text:span text:style-name="T122_54"><text:s/></text:span><text:span text:style-name="T122_55">or</text:span><text:span text:style-name="T122_56"><text:s/></text:span><text:span text:style-name="T122_57">independent</text:span><text:span text:style-name="T122_58"><text:s/></text:span><text:span text:style-name="T122_59">contractors</text:span><text:span text:style-name="T122_60"><text:s/></text:span><text:span text:style-name="T122_61">at</text:span><text:span text:style-name="T122_62"><text:s/></text:span><text:span text:style-name="T122_63">this</text:span><text:span text:style-name="T122_64"><text:s/></text:span><text:span text:style-name="T122_65">time</text:span><text:span text:style-name="T122_66">.</text:span></text:p>
      <text:p text:style-name="P123"/>
      <text:p text:style-name="P124"><text:span text:style-name="T124_1">4.</text:span><text:span text:style-name="T124_2">d</text:span><text:span text:style-name="T124_3"><text:s/></text:span><text:span text:style-name="T124_4">List</text:span><text:span text:style-name="T124_5"><text:s/></text:span><text:span text:style-name="T124_6">of</text:span><text:span text:style-name="T124_7"><text:s/></text:span><text:span text:style-name="T124_8">all</text:span><text:span text:style-name="T124_9"><text:s/></text:span><text:span text:style-name="T124_10">state</text:span><text:span text:style-name="T124_11"><text:s/></text:span><text:span text:style-name="T124_12">and</text:span><text:span text:style-name="T124_13"><text:s/></text:span><text:span text:style-name="T124_14">local</text:span><text:span text:style-name="T124_15"><text:s/></text:span><text:span text:style-name="T124_16">jurisdictions</text:span><text:span text:style-name="T124_17"><text:s/></text:span><text:span text:style-name="T124_18">where</text:span><text:span text:style-name="T124_19"><text:s/></text:span><text:span text:style-name="T124_20">the</text:span><text:span text:style-name="T124_21"><text:s/></text:span><text:span text:style-name="T124_22">applicant</text:span><text:span text:style-name="T124_23"><text:s/></text:span><text:span text:style-name="T124_24">carries</text:span><text:span text:style-name="T124_25"><text:s/></text:span><text:span text:style-name="T124_26">on</text:span><text:span text:style-name="T124_27"><text:s/></text:span><text:span text:style-name="T124_28">fundraising</text:span></text:p>
      <text:p text:style-name="P125"/>
      <text:p text:style-name="P126"><text:span text:style-name="T126_1">Akron</text:span><text:span text:style-name="T126_2">,<text:s/></text:span><text:span text:style-name="T126_3">Ohio</text:span><text:span text:style-name="T126_4">.<text:s/></text:span><text:span text:style-name="T126_5">Fundraising</text:span><text:span text:style-name="T126_6"><text:s/></text:span><text:span text:style-name="T126_7">for</text:span><text:span text:style-name="T126_8"><text:s/></text:span><text:span text:style-name="T126_9">SYNHAK</text:span><text:span text:style-name="T126_10"><text:s/></text:span><text:span text:style-name="T126_11">only</text:span><text:span text:style-name="T126_12">.</text:span></text:p>
      <text:p text:style-name="P127"/>
      <text:p text:style-name="P128"><text:span text:style-name="T128_1">6.</text:span><text:span text:style-name="T128_2">b</text:span><text:span text:style-name="T128_3"><text:s/></text:span><text:span text:style-name="T128_4">Describe</text:span><text:span text:style-name="T128_5"><text:s/></text:span><text:span text:style-name="T128_6">in</text:span><text:span text:style-name="T128_7"><text:s/></text:span><text:span text:style-name="T128_8">full</text:span><text:span text:style-name="T128_9"><text:s/></text:span><text:span text:style-name="T128_10">who</text:span><text:span text:style-name="T128_11"><text:s/></text:span><text:span text:style-name="T128_12">benefits</text:span><text:span text:style-name="T128_13"><text:s/></text:span><text:span text:style-name="T128_14">from</text:span><text:span text:style-name="T128_15"><text:s/></text:span><text:span text:style-name="T128_16">your</text:span><text:span text:style-name="T128_17"><text:s/></text:span><text:span text:style-name="T128_18">economic</text:span><text:span text:style-name="T128_19"><text:s/></text:span><text:span text:style-name="T128_20">development</text:span><text:span text:style-name="T128_21"><text:s/></text:span><text:span text:style-name="T128_22">activities</text:span><text:span text:style-name="T128_23"><text:s/></text:span><text:span text:style-name="T128_24">and</text:span><text:span text:style-name="T128_25"><text:s/></text:span><text:span text:style-name="T128_26">how</text:span><text:span text:style-name="T128_27"><text:s/></text:span><text:span text:style-name="T128_28">the</text:span><text:span text:style-name="T128_29"><text:s/></text:span><text:span text:style-name="T128_30">activities</text:span><text:span text:style-name="T128_31"><text:s/></text:span><text:span text:style-name="T128_32">promote</text:span><text:span text:style-name="T128_33"><text:s/></text:span><text:span text:style-name="T128_34">exempt</text:span><text:span text:style-name="T128_35"><text:s/></text:span><text:span text:style-name="T128_36">purposes</text:span><text:span text:style-name="T128_37">.</text:span></text:p>
      <text:p text:style-name="P129"/>
      <text:p text:style-name="P130"><text:span text:style-name="T130_1">SYNHAK</text:span><text:span text:style-name="T130_2"><text:s/></text:span><text:span text:style-name="T130_3">provides</text:span><text:span text:style-name="T130_4"><text:s/></text:span><text:span text:style-name="T130_5">infrastructure</text:span><text:span text:style-name="T130_6"><text:s/></text:span><text:span text:style-name="T130_7">such</text:span><text:span text:style-name="T130_8"><text:s/></text:span><text:span text:style-name="T130_9">as</text:span><text:span text:style-name="T130_10"><text:s/></text:span><text:span text:style-name="T130_11">workspace</text:span><text:span text:style-name="T130_12">,<text:s/></text:span><text:span text:style-name="T130_13">tools</text:span><text:span text:style-name="T130_14">,<text:s/></text:span><text:span text:style-name="T130_15">supplies</text:span><text:span text:style-name="T130_16">,<text:s/></text:span><text:span text:style-name="T130_17">storage</text:span><text:span text:style-name="T130_18"><text:s/></text:span><text:span text:style-name="T130_19">space</text:span><text:span text:style-name="T130_20">,<text:s/></text:span><text:span text:style-name="T130_21">etc</text:span><text:span text:style-name="T130_22"><text:s/></text:span><text:span text:style-name="T130_23">to</text:span><text:span text:style-name="T130_24"><text:s/></text:span><text:span text:style-name="T130_25">the</text:span><text:span text:style-name="T130_26"><text:s/></text:span><text:span text:style-name="T130_27">general</text:span><text:span text:style-name="T130_28"><text:s/></text:span><text:span text:style-name="T130_29">public</text:span><text:span text:style-name="T130_30"><text:s/></text:span><text:span text:style-name="T130_31">and</text:span><text:span text:style-name="T130_32"><text:s/></text:span><text:span text:style-name="T130_33">its</text:span><text:span text:style-name="T130_34"><text:s/></text:span><text:span text:style-name="T130_35">members</text:span><text:span text:style-name="T130_36">.<text:s/></text:span><text:span text:style-name="T130_37">Members</text:span><text:span text:style-name="T130_38"><text:s/></text:span><text:span text:style-name="T130_39">are</text:span><text:span text:style-name="T130_40"><text:s/></text:span><text:span text:style-name="T130_41">permitted</text:span><text:span text:style-name="T130_42"><text:s/></text:span><text:span text:style-name="T130_43">and</text:span><text:span text:style-name="T130_44"><text:s/></text:span><text:span text:style-name="T130_45">encouraged</text:span><text:span text:style-name="T130_46"><text:s/></text:span><text:span text:style-name="T130_47">to</text:span><text:span text:style-name="T130_48"><text:s/></text:span><text:span text:style-name="T130_49">use</text:span><text:span text:style-name="T130_50"><text:s/></text:span><text:span text:style-name="T130_51">the</text:span><text:span text:style-name="T130_52"><text:s/></text:span><text:span text:style-name="T130_53">provided</text:span><text:span text:style-name="T130_54"><text:s/></text:span><text:span text:style-name="T130_55">resources</text:span><text:span text:style-name="T130_56"><text:s/></text:span><text:span text:style-name="T130_57">to</text:span><text:span text:style-name="T130_58"><text:s/></text:span><text:span text:style-name="T130_59">start</text:span><text:span text:style-name="T130_60"><text:s/></text:span><text:span text:style-name="T130_61">and</text:span><text:span text:style-name="T130_62"><text:s/></text:span><text:span text:style-name="T130_63">run</text:span><text:span text:style-name="T130_64"><text:s/></text:span><text:span text:style-name="T130_65">a</text:span><text:span text:style-name="T130_66"><text:s/></text:span><text:span text:style-name="T130_67">small</text:span><text:span text:style-name="T130_68"><text:s/></text:span><text:span text:style-name="T130_69">business</text:span><text:span text:style-name="T130_70"><text:s/></text:span><text:span text:style-name="T130_71">without</text:span><text:span text:style-name="T130_72"><text:s/></text:span><text:span text:style-name="T130_73">undertaking</text:span><text:span text:style-name="T130_74"><text:s/></text:span><text:span text:style-name="T130_75">the</text:span><text:span text:style-name="T130_76"><text:s/></text:span><text:span text:style-name="T130_77">risks</text:span><text:span text:style-name="T130_78"><text:s/></text:span><text:span text:style-name="T130_79">and</text:span><text:span text:style-name="T130_80"><text:s/></text:span><text:span text:style-name="T130_81">liabilities</text:span><text:span text:style-name="T130_82"><text:s/></text:span><text:span text:style-name="T130_83">involved</text:span><text:span text:style-name="T130_84"><text:s/></text:span><text:span text:style-name="T130_85">with</text:span><text:span text:style-name="T130_86"><text:s/></text:span><text:span text:style-name="T130_87">most</text:span><text:span text:style-name="T130_88"><text:s/></text:span><text:span text:style-name="T130_89">captail</text:span><text:span text:style-name="T130_90"><text:s/></text:span><text:span text:style-name="T130_91">investments</text:span><text:span text:style-name="T130_92"><text:s/></text:span><text:span text:style-name="T130_93">related</text:span><text:span text:style-name="T130_94"><text:s/></text:span><text:span text:style-name="T130_95">to</text:span><text:span text:style-name="T130_96"><text:s/></text:span><text:span text:style-name="T130_97">starting</text:span><text:span text:style-name="T130_98"><text:s/></text:span><text:span text:style-name="T130_99">a</text:span><text:span text:style-name="T130_100"><text:s/></text:span><text:span text:style-name="T130_101">business</text:span><text:span text:style-name="T130_102"><text:s/></text:span><text:span text:style-name="T130_103">such</text:span><text:span text:style-name="T130_104"><text:s/></text:span><text:span text:style-name="T130_105">as</text:span><text:span text:style-name="T130_106"><text:s/></text:span><text:span text:style-name="T130_107">rent</text:span><text:span text:style-name="T130_108">,<text:s/></text:span><text:span text:style-name="T130_109">equipment</text:span><text:span text:style-name="T130_110">,<text:s/></text:span><text:span text:style-name="T130_111">office</text:span><text:span text:style-name="T130_112"><text:s/></text:span><text:span text:style-name="T130_113">space</text:span><text:span text:style-name="T130_114">,<text:s/></text:span><text:span text:style-name="T130_115">or</text:span><text:span text:style-name="T130_116"><text:s/></text:span><text:span text:style-name="T130_117">other</text:span><text:span text:style-name="T130_118"><text:s/></text:span><text:span text:style-name="T130_119">capital</text:span><text:span text:style-name="T130_120"><text:s/></text:span><text:span text:style-name="T130_121">investments</text:span><text:span text:style-name="T130_122">,<text:s/></text:span><text:span text:style-name="T130_123">provided</text:span><text:span text:style-name="T130_124"><text:s/></text:span><text:span text:style-name="T130_125">that</text:span><text:span text:style-name="T130_126"><text:s/></text:span><text:span text:style-name="T130_127">said</text:span><text:span text:style-name="T130_128"><text:s/></text:span><text:span text:style-name="T130_129">use</text:span><text:span text:style-name="T130_130"><text:s/></text:span><text:span text:style-name="T130_131">of</text:span><text:span text:style-name="T130_132"><text:s/></text:span><text:span text:style-name="T130_133">resources</text:span><text:span text:style-name="T130_134"><text:s/></text:span><text:span text:style-name="T130_135">does</text:span><text:span text:style-name="T130_136"><text:s/></text:span><text:span text:style-name="T130_137">not</text:span><text:span text:style-name="T130_138"><text:s/></text:span><text:span text:style-name="T130_139">impact</text:span><text:span text:style-name="T130_140"><text:s/></text:span><text:span text:style-name="T130_141">SYNHAK</text:span><text:span text:style-name="T130_142">’</text:span><text:span text:style-name="T130_143">s</text:span><text:span text:style-name="T130_144"><text:s/></text:span><text:span text:style-name="T130_145">ability</text:span><text:span text:style-name="T130_146"><text:s/></text:span><text:span text:style-name="T130_147">to</text:span><text:span text:style-name="T130_148"><text:s/></text:span><text:span text:style-name="T130_149">benefit</text:span><text:span text:style-name="T130_150"><text:s/></text:span><text:span text:style-name="T130_151">the</text:span><text:span text:style-name="T130_152"><text:s/></text:span><text:span text:style-name="T130_153">general</text:span><text:span text:style-name="T130_154"><text:s/></text:span><text:span text:style-name="T130_155">public</text:span><text:span text:style-name="T130_15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>
        <style:tab-stops>
          <style:tab-stop style:type="right" style:leader-style="none" style:position="16.192cm"/>
        </style:tab-stops>
      </style:paragraph-properties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P2" style:family="paragraph" style:parent-style-name="Standard">
      <style:paragraph-properties fo:break-before="auto" fo:line-height="115%" fo:border-bottom="#808080 0.053cm solid" style:writing-mode="lr-tb">
        <style:tab-stops>
          <style:tab-stop style:type="right" style:leader-style="none" style:position="16.192cm"/>
        </style:tab-stops>
      </style:paragraph-properties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192cm"/>
        </style:tab-stops>
      </style:paragraph-properties>
    </style:style>
  </office:automatic-styles>
  <office:master-styles>
    <style:master-page style:name="Standard" style:page-layout-name="pm1">
      <style:header>
        <text:p text:style-name="P1"><text:span text:style-name="T1_1">Applicant</text:span><text:span text:style-name="T1_2">:<text:s/></text:span><text:span text:style-name="T1_3">SYNHAK</text:span><text:span text:style-name="T1_4">,<text:s/></text:span><text:span text:style-name="T1_5">Inc</text:span><text:span text:style-name="T1_6"><text:tab/></text:span><text:span text:style-name="T1_7">Attachment</text:span><text:span text:style-name="T1_8"><text:s/></text:span><text:span text:style-name="T1_9">to</text:span><text:span text:style-name="T1_10"><text:s/></text:span><text:span text:style-name="T1_11">Form</text:span><text:span text:style-name="T1_12"><text:s/>1023</text:span></text:p>
        <text:p text:style-name="P2"><text:span text:style-name="T2_1">EIN</text:span><text:span text:style-name="T2_2">:<text:s/>45-4741370<text:tab/></text:span><text:span text:style-name="T2_3"><text:page-number text:select-page="current"/></text:span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